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cm"/>
    </style:style>
    <style:style style:name="co2" style:family="table-column">
      <style:table-column-properties fo:break-before="auto" style:column-width="3.39cm"/>
    </style:style>
    <style:style style:name="co3" style:family="table-column">
      <style:table-column-properties fo:break-before="auto" style:column-width="2.434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style>
    <style:style style:name="ce2" style:family="table-cell" style:parent-style-name="Default">
      <style:table-cell-properties fo:background-color="transparent"/>
    </style:style>
  </office:automatic-styles>
  <office:body>
    <office:spreadsheet>
      <table:table table:name="Munkalap1" table:style-name="ta1" table:print="false">
        <table:table-column table:style-name="co1" table:number-columns-repeated="3" table:default-cell-style-name="Default"/>
        <table:table-column table:style-name="co1" table:default-cell-style-name="ce1"/>
        <table:table-column table:style-name="co2" table:default-cell-style-name="Default"/>
        <table:table-column table:style-name="co3" table:default-cell-style-name="Default"/>
        <table:table-column table:style-name="co1" table:number-columns-repeated="4" table:default-cell-style-name="Default"/>
        <table:table-column table:style-name="co1" table:default-cell-style-name="ce1"/>
        <table:table-column table:style-name="co1" table:number-columns-repeated="5" table:default-cell-style-name="Default"/>
        <table:table-column table:style-name="co1" table:default-cell-style-name="ce1"/>
        <table:table-column table:style-name="co1" table:default-cell-style-name="Default"/>
        <table:table-column table:style-name="co1" table:default-cell-style-name="ce1"/>
        <table:table-column table:style-name="co1" table:number-columns-repeated="3" table:default-cell-style-name="Default"/>
        <table:table-column table:style-name="co1" table:number-columns-repeated="8" table:default-cell-style-name="ce1"/>
        <table:table-column table:style-name="co1" table:number-columns-repeated="2" table:default-cell-style-name="ce2"/>
        <table:table-column table:style-name="co1" table:number-columns-repeated="3" table:default-cell-style-name="ce1"/>
        <table:table-column table:style-name="co1" table:default-cell-style-name="Default"/>
        <table:table-column table:style-name="co1" table:default-cell-style-name="ce1"/>
        <table:table-column table:style-name="co1" table:default-cell-style-name="Default"/>
        <table:table-column table:style-name="co1" table:number-columns-repeated="2" table:default-cell-style-name="ce1"/>
        <table:table-column table:style-name="co1" table:default-cell-style-name="Default"/>
        <table:table-column table:style-name="co1" table:number-columns-repeated="2" table:default-cell-style-name="ce1"/>
        <table:table-column table:style-name="co1" table:default-cell-style-name="Default"/>
        <table:table-column table:style-name="co1" table:number-columns-repeated="3" table:default-cell-style-name="ce1"/>
        <table:table-column table:style-name="co1" table:number-columns-repeated="2" table:default-cell-style-name="Default"/>
        <table:table-column table:style-name="co1" table:default-cell-style-name="ce2"/>
        <table:table-column table:style-name="co1" table:number-columns-repeated="5" table:default-cell-style-name="ce1"/>
        <table:table-column table:style-name="co1" table:default-cell-style-name="Default"/>
        <table:table-column table:style-name="co1" table:default-cell-style-name="ce1"/>
        <table:table-column table:style-name="co1" table:number-columns-repeated="967" table:default-cell-style-name="Default"/>
        <table:table-row table:style-name="ro1">
          <table:table-cell office:value-type="string">
            <text:p>iktatószám</text:p>
          </table:table-cell>
          <table:table-cell office:value-type="string">
            <text:p>Közbeszerzési Értesítő száma:</text:p>
          </table:table-cell>
          <table:table-cell office:value-type="string">
            <text:p>Beszerzés tárgya:</text:p>
          </table:table-cell>
          <table:table-cell office:value-type="string">
            <text:p>Hirdetmény típusa:</text:p>
          </table:table-cell>
          <table:table-cell office:value-type="string">
            <text:p>Eljárás fajtája:</text:p>
          </table:table-cell>
          <table:table-cell office:value-type="string">
            <text:p>Közzététel dátuma:</text:p>
          </table:table-cell>
          <table:table-cell office:value-type="string">
            <text:p>Iktatószám:</text:p>
          </table:table-cell>
          <table:table-cell office:value-type="string">
            <text:p>CPV Kód:</text:p>
          </table:table-cell>
          <table:table-cell office:value-type="string">
            <text:p>Ajánlatkérő:</text:p>
          </table:table-cell>
          <table:table-cell office:value-type="string">
            <text:p>Teljesítés helye:</text:p>
          </table:table-cell>
          <table:table-cell office:value-type="string">
            <text:p>Ajánlattételi/részvételi jelentkezési határidő:</text:p>
          </table:table-cell>
          <table:table-cell office:value-type="string">
            <text:p>Nyertes ajánlattevő:</text:p>
          </table:table-cell>
          <table:table-cell office:value-type="string">
            <text:p>Ajánlatkérő típusa:</text:p>
          </table:table-cell>
          <table:table-cell office:value-type="string">
            <text:p>Ajánlatkérő fő tevényeségi köre:</text:p>
          </table:table-cell>
          <table:table-cell office:value-type="string">
            <text:p>Letöltés:</text:p>
          </table:table-cell>
          <table:table-cell office:value-type="string">
            <text:p>Közbeszerzési eljárás:</text:p>
          </table:table-cell>
          <table:table-cell office:value-type="string">
            <text:p>Ajánlatkérő/ <text:s/>Hivatalos név: </text:p>
          </table:table-cell>
          <table:table-cell office:value-type="string">
            <text:p>Ajánlatkérő/ <text:s/>Nemzeti azonosítószám: </text:p>
          </table:table-cell>
          <table:table-cell office:value-type="string">
            <text:p>Ajánlatkérő/ <text:s/>Postai cím: </text:p>
          </table:table-cell>
          <table:table-cell office:value-type="string">
            <text:p>Ajánlatkérő/ <text:s/>Város: </text:p>
          </table:table-cell>
          <table:table-cell office:value-type="string">
            <text:p>Ajánlatkérő/ <text:s/>NUTS-kód: </text:p>
          </table:table-cell>
          <table:table-cell office:value-type="string">
            <text:p>Ajánlatkérő/ <text:s/>Postai irányítószám: </text:p>
          </table:table-cell>
          <table:table-cell office:value-type="string">
            <text:p>Ajánlatkérő/ <text:s/>Ország: </text:p>
          </table:table-cell>
          <table:table-cell office:value-type="string">
            <text:p>Ajánlatkérő/ <text:s/>Kapcsolattartó személy: </text:p>
          </table:table-cell>
          <table:table-cell office:value-type="string">
            <text:p>Ajánlatkérő/ <text:s/>Telefon: </text:p>
          </table:table-cell>
          <table:table-cell office:value-type="string">
            <text:p>Ajánlatkérő/ <text:s/>E-mail: </text:p>
          </table:table-cell>
          <table:table-cell office:value-type="string">
            <text:p>Ajánlatkérő/ <text:s/>Fax: </text:p>
          </table:table-cell>
          <table:table-cell office:value-type="string">
            <text:p>Ajánlatkérő/ <text:s/>Internetcím(ek): </text:p>
          </table:table-cell>
          <table:table-cell office:value-type="string">
            <text:p>Ajánlatkérő/ <text:s/>Az ajánlatkérő általános címe (URL): </text:p>
          </table:table-cell>
          <table:table-cell office:value-type="string">
            <text:p>Ajánlatkérő/ <text:s/>A felhasználói oldal címe (URL): </text:p>
          </table:table-cell>
          <table:table-cell office:value-type="string">
            <text:p><text:s/>II.1.1) Elnevezés: </text:p>
          </table:table-cell>
          <table:table-cell office:value-type="string">
            <text:p><text:s/>II.1.4) A közbeszerzés rövid ismertetése: </text:p>
          </table:table-cell>
          <table:table-cell office:value-type="string">
            <text:p><text:s/>II.1.5) Részekre bontás </text:p>
          </table:table-cell>
          <table:table-cell office:value-type="string">
            <text:p><text:s/>II.1.6) A beszerzés végleges összértéke (ÁFA nélkül) </text:p>
          </table:table-cell>
          <table:table-cell office:value-type="string">
            <text:p><text:s/>II.2.2) További CPV-kód(ok): </text:p>
          </table:table-cell>
          <table:table-cell office:value-type="string">
            <text:p><text:s/>II.2.3) A teljesítés helye: </text:p>
          </table:table-cell>
          <table:table-cell office:value-type="string">
            <text:p><text:s/>II.2.4) A közbeszerzés mennyisége: </text:p>
          </table:table-cell>
          <table:table-cell office:value-type="string">
            <text:p><text:s/>II.2.5) Értékelési szempontok </text:p>
          </table:table-cell>
          <table:table-cell office:value-type="string">
            <text:p><text:s/>II.2.6) Opciókra vonatkozó információ </text:p>
          </table:table-cell>
          <table:table-cell office:value-type="string">
            <text:p><text:s/>II.2.7) Információ az elektronikus katalógusokról </text:p>
          </table:table-cell>
          <table:table-cell office:value-type="string">
            <text:p><text:s/>II.2.8) Európai uniós alapokra vonatkozó információk </text:p>
          </table:table-cell>
          <table:table-cell office:value-type="string">
            <text:p><text:s/>II.2.9) További információ: </text:p>
          </table:table-cell>
          <table:table-cell office:value-type="string">
            <text:p>Szerződés megkötés dátuma</text:p>
          </table:table-cell>
          <table:table-cell office:value-type="string">
            <text:p>Nyertes</text:p>
          </table:table-cell>
          <table:table-cell office:value-type="string">
            <text:p>Nyertes/ <text:s/>Hivatalos név: </text:p>
          </table:table-cell>
          <table:table-cell office:value-type="string">
            <text:p>Nyertes/ <text:s/>Nemzeti azonosítószám: </text:p>
          </table:table-cell>
          <table:table-cell office:value-type="string">
            <text:p>Nyertes/ <text:s/>Postai cím: </text:p>
          </table:table-cell>
          <table:table-cell office:value-type="string">
            <text:p>Nyertes/ <text:s/>Város: </text:p>
          </table:table-cell>
          <table:table-cell office:value-type="string">
            <text:p>Nyertes/ <text:s/>NUTS-kód: </text:p>
          </table:table-cell>
          <table:table-cell office:value-type="string">
            <text:p>Nyertes/ <text:s/>Postai irányítószám: </text:p>
          </table:table-cell>
          <table:table-cell office:value-type="string">
            <text:p>Nyertes/ <text:s/>Ország: </text:p>
          </table:table-cell>
          <table:table-cell office:value-type="string">
            <text:p>Nyertes/ <text:s/>E-mail: </text:p>
          </table:table-cell>
          <table:table-cell office:value-type="string">
            <text:p>Nyertes/ <text:s/>Telefon: </text:p>
          </table:table-cell>
          <table:table-cell office:value-type="string">
            <text:p>Nyertes/ <text:s/>Internetcím(ek): (URL) </text:p>
          </table:table-cell>
          <table:table-cell office:value-type="string">
            <text:p>Nyertes/ <text:s/>Fax: </text:p>
          </table:table-cell>
          <table:table-cell office:value-type="string">
            <text:p>Nyertes/ <text:s/>A nyertes ajánlattevő adószáma (adóazonosító jele): </text:p>
          </table:table-cell>
          <table:table-cell office:value-type="string">
            <text:p>Nyertes/ <text:s/>A nyertes ajánlattevő Kkv </text:p>
          </table:table-cell>
          <table:table-cell office:value-type="string">
            <text:p>Beszerzés összege</text:p>
          </table:table-cell>
          <table:table-cell office:value-type="string">
            <text:p>Beszerzés pénzneme</text:p>
          </table:table-cell>
          <table:table-cell table:style-name="ce1" office:value-type="string">
            <text:p><text:s/>II.2.7) A szerződés, keretmegállapodás vagy dinamikus beszerzési rendszer időtartama </text:p>
          </table:table-cell>
          <table:table-cell table:style-name="ce1" office:value-type="string">
            <text:p><text:s/>II.2.8) Az ajánlattételre vagy részvételre felhívandó gazdasági szereplők számának korlátozására vonatkozó információ (nyílt eljárás kivételével) </text:p>
          </table:table-cell>
          <table:table-cell table:style-name="ce1" office:value-type="string">
            <text:p><text:s/>II.2.11) Információ az elektronikus katalógusokról </text:p>
          </table:table-cell>
          <table:table-cell table:style-name="ce1" office:value-type="string">
            <text:p><text:s/>II.2.12) Európai uniós alapokra vonatkozó információk </text:p>
          </table:table-cell>
          <table:table-cell office:value-type="string">
            <text:p>Alkalmassági kirtériumok</text:p>
          </table:table-cell>
          <table:table-cell table:style-name="ce1" office:value-type="string">
            <text:p><text:s/>II.2.13) Európai uniós alapokra vonatkozó információk </text:p>
          </table:table-cell>
          <table:table-cell table:style-name="ce1" office:value-type="string">
            <text:p>Nyertes/ <text:s/>A nyertes ajánlattevő kkv </text:p>
          </table:table-cell>
          <table:table-cell table:style-name="ce1" office:value-type="string">
            <text:p><text:s/>II.2.7) A szerződés vagy a keretmegállapodás időtartama </text:p>
          </table:table-cell>
          <table:table-cell table:style-name="ce1" office:value-type="string">
            <text:p><text:s/>II.3) Az ajánlati/részvételi felhívás közzétételének várható dátuma: </text:p>
          </table:table-cell>
          <table:table-cell table:number-columns-repeated="956"/>
        </table:table-row>
        <table:table-row table:style-name="ro1">
          <table:table-cell office:value-type="string">
            <text:p>1071/2018</text:p>
          </table:table-cell>
          <table:table-cell office:value-type="string">
            <text:p>2018/36</text:p>
          </table:table-cell>
          <table:table-cell office:value-type="string">
            <text:p>Eljárást megindító felhívás Közbeszerzési Értesítőben történt közzététele nélkül odaítélt szerződés az alább felsorolt esetekben A Kbt. 113. § szerinti nyílt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3. § szerinti nyílt eljárás</text:p>
          </table:table-cell>
          <table:table-cell office:value-type="string">
            <text:p>2018.02.20.</text:p>
          </table:table-cell>
          <table:table-cell office:value-type="string">
            <text:p>1071/2018</text:p>
          </table:table-cell>
          <table:table-cell office:value-type="string">
            <text:p>45251000-1</text:p>
          </table:table-cell>
          <table:table-cell office:value-type="string">
            <text:p>Lónay László</text:p>
          </table:table-cell>
          <table:table-cell office:value-type="string">
            <text:p>Építési beruházás</text:p>
          </table:table-cell>
          <table:table-cell/>
          <table:table-cell office:value-type="string">
            <text:p>SOLAR ENERGY PROJEKTE Kft.</text:p>
          </table:table-cell>
          <table:table-cell office:value-type="string">
            <text:p>Támogatott szervezet</text:p>
          </table:table-cell>
          <table:table-cell office:value-type="string">
            <text:p>Gyümölcstermelés (őstermelő)</text:p>
          </table:table-cell>
          <table:table-cell office:value-type="string">
            <text:p>http://www.kozbeszerzes.hu/ertesito/pdf/portal_1071_2018/</text:p>
          </table:table-cell>
          <table:table-cell office:value-type="string">
            <text:p>http://kba.kozbeszerzes.hu/apex/f?p=103:52:::::P52_KE_SZAM:1071/2018</text:p>
          </table:table-cell>
          <table:table-cell office:value-type="string">
            <text:p>Lónay László </text:p>
          </table:table-cell>
          <table:table-cell office:value-type="string">
            <text:p>AK25077 </text:p>
          </table:table-cell>
          <table:table-cell office:value-type="string">
            <text:p>Fels&amp;#337; utca 59 </text:p>
          </table:table-cell>
          <table:table-cell office:value-type="string">
            <text:p>Pécs </text:p>
          </table:table-cell>
          <table:table-cell office:value-type="string">
            <text:p>HU231 </text:p>
          </table:table-cell>
          <table:table-cell office:value-type="string">
            <text:p>7636 </text:p>
          </table:table-cell>
          <table:table-cell office:value-type="string">
            <text:p>Magyarország </text:p>
          </table:table-cell>
          <table:table-cell office:value-type="string">
            <text:p>Lónay László </text:p>
          </table:table-cell>
          <table:table-cell office:value-type="string">
            <text:p>304661601 </text:p>
          </table:table-cell>
          <table:table-cell office:value-type="string">
            <text:p>ugyvediiroda@ugyvediiroda.hu </text:p>
          </table:table-cell>
          <table:table-cell office:value-type="string">
            <text:p>0672511132 </text:p>
          </table:table-cell>
          <table:table-cell table:number-columns-repeated="2"/>
          <table:table-cell office:value-type="string">
            <text:p>http://yanol.hu/ </text:p>
          </table:table-cell>
          <table:table-cell office:value-type="string">
            <text:p>[' Mezőgazdasági termékek értéknövelése és erőforrás-hatékonyságának elősegítése a feldolgozásban” című, VP-3-4.2.1-15 kódszámú pályázat keretében Kökénypuszta külterület hrsz. 01443/13 hrsz. alatt 499 ']</text:p>
          </table:table-cell>
          <table:table-cell office:value-type="string">
            <text:p>[' Kökénypuszta külterület hrsz. 01443/13 hrsz. alatt 499 kw-os magaslábakon álló napelemes kiserőmű TMOK, 22kv-os termelői földkábel és 22/0,4 kv-os transzformátorállomás létesítése.', 'Főbb műszaki adatok:', 'Tr. állomás típusa: KTW-630S Tr típus: TR 3024.0630 630 KVA/22 KV', 'KÖF berendezés: 1+1 24 kv megsz. (Schneider RM6-QI) NER-24/m fogyasztásmérő mező', 'Kisfeszültségű elosztóberendezés: KEB-1000 In=1600A 4 db NH2 leágazás', 'Nyomvonalhossz: KÖF kábel: 3*1*95 mm2 NA2XS(F)2Y 95RM 25 mm2 12/20 kv 200 fm (214)', 'Áram neme: 3 fázisú, 50Hz frekvenciájú váltóáram', 'Túlfeszültségvédelem: POLIM-D 24N 46/1. sz. oszlopon (TMOK-nál)', 'Érintésvédelem: 22kv-os hálózaton védőföldelés, 0,4 kv-os hálózaton nullázás.', 'Alkalmazott típustervek: VÁT-H2', 'A kivitelezéshez üzemeltetési szolgáltatás kapcsolódik a szerződésben szabályozottak szerint. ']</text:p>
          </table:table-cell>
          <table:table-cell office:value-type="string">
            <text:p>[' nem ']</text:p>
          </table:table-cell>
          <table:table-cell office:value-type="string">
            <text:p>[' 528.749.100 ', ' HUF ']</text:p>
          </table:table-cell>
          <table:table-cell office:value-type="string">
            <text:p>[]</text:p>
          </table:table-cell>
          <table:table-cell office:value-type="string">
            <text:p>[' HU231 ', ' Kökénypuszta külterület hrsz. 01443/13 hrsz. ']</text:p>
          </table:table-cell>
          <table:table-cell office:value-type="string">
            <text:p>[' "Mezőgazdasági termékek értéknövelése és erőforrás-hatékonyságának elősegítése a feldolgozásban” című, VP-3-4.2.1-15 kódszámú pályázat keretében Kökénypuszta külterület hrsz. 01443/13 hrsz. alatt 499 kw-os magaslábakon álló napelemes kiserőmű TMOK, 22kv-os termelői földkábel és 22/0,4 kv-os transzformátorállomás létesítése, melyhez üzemeltetési feladatok ellátása kapcsolódik"', 'Ajánlattevő feladata az Ajánlatkérő számára Kökénypuszta külterület hrsz. 01443/13 hrsz. alatt 499 kw-os magaslábakon álló napelemes kiserőmű TMOK, 22kv-os termelői földkábel és 22/0,4 kv-os transzformátorállomás létesítése. A kivitelezést követően mindehhez Ajánlattevő vállalása szerinti időtartamra üzemeltetési feladatok kapcsolódnak.', 'Ajánlatkérő kifejezetten felhívja a figyelmet, hogy kivitelezésre kerülő napelempark másfél hektáros területén dísznövény-kertészkedés folyik. A tevékenység a kivitelezés ideje alatt és azt követően is folyik. A kivitelezés specialitását ennek megfelelően az emelt, magas lábakon álló megvalósítás adja, mely alatt a dísznövények megmaradnak. Minimum magasság 2500mm maximum magasság 5500 mm. A speciális egyedi tartószerkezetnek mindazonáltal meg kell felelnie valamennyi, „normál” tartószerkezetre előírt műszaki követelmények. Tartószerkezetek típusa: B 12-1300 vb oszlop.', 'Az érintett dísznövények megóvása a kivitelezés alatt Ajánlatkérő kiemelt érdeke, mivel azok jelentős értéket képviselnek. Ennek megfelelően erre nézve a szerződésben külön biztosíték kerül előírásra.', 'Főbb műszaki adatok:', 'Tr. állomás típusa: KTW-630S Tr típus: TR 3024.0630 630 KVA/22 KV', 'KÖF berendezés: 1+1 24 kv megsz. (Schneider RM6-QI) NER-24/m fogyasztásmérő mező', 'Kisfeszültségű elosztóberendezés: KEB-1000 In=1600A 4 db NH2 leágazás', 'Nyomvonalhossz: KÖF kábel: 3*1*95 mm2 NA2XS(F)2Y 95RM 25 mm2 12/20 kv 200 fm (214)', 'Áram neme: 3 fázisú, 50Hz frekvenciájú váltóáram', 'Túlfeszültségvédelem: POLIM-D 24N 46/1. sz. oszlopon (TMOK-nál)', 'Érintésvédelem: 22kv-os hálózaton védőföldelés, 0,4 kv-os hálózaton nullázás.', 'Alkalmazott típustervek: VÁT-H2', 'A terület megközelíthetősége a művelt talaj miatt nehéz, ideiglenes felvonulási terület szilárd burkolatú megvalósítása szükséges, melyet a kivitelezés során eredeti állapotba kell visszaállítani. A kivitelezés során az irányítási, felügyeleti helységeket, illetve a kapcsolód szociális helységeket - így a kivitelezés alatti őrzéshez is - a kivitelezőnek kell biztosítania.', 'Kivitelezés során az energiaellátás vételezésről az ajánlattevőnek kell gondoskodnia. Ajánlatkérő közvetlen energiavételezést nem tud biztosítani.', 'A kivitelezésre jótállás vállalása kerül előírásra.', 'További részletes műszaki információk a közbeszerzési dokumentumban illetve annak részét képező műszaki leírásban, építési engedélyben (BA-04/MMBO-MB/1378-16/2017. Baranya Megyei Kormányhivatal), építési tervdokumentációban, hálózati csatlakozási kiviteli tervekben, nyomvonalrajzban, valamint költségvetésben találhatóak.', 'A kivitelezéshez üzemeltetési szolgáltatás kapcsolódik a szerződésben szabályozottak szerint. Az üzemeltetés főbb elemei:', '- a napelempark egységeinek mosása, szakszerű tisztítása. Az egységek tisztítása alapesetben évente 4 alkalommal esedékes, azonban amennyiben a megfelelő működés biztosítása érdekében arra szükség van, úgy azt a vállalkozó többszöri alkalommal is elvégzi (a tisztítás gyakoriságát befolyásolhatják az időjárási körülmények, ill. a levegő tisztasága)', '- inverterek karbantartása,', '- transzformátor állomás karbantartása,', '- adatmentés, adatkapcsolat,', '- monitoring,', '- vagyonvédelmi rendszer működtetése, üzemeltetése,', '- napi 24 órás távfelügyeleti őrzés kivonuló szolgálattal,', '- a napelemek időszakos felülvizsgálata, szemrevételezése (átvizsgálás hetente egy alkalommal)', '- KÁT, MAVIR adatszolgáltatás.', '# Részletesebb információk a közbeszerzési dokumentumban találhatóak. ']</text:p>
          </table:table-cell>
          <table:table-cell office:value-type="string">
            <text:p>[' 1\xa01. Jótállás időtartama (ahol Ajánlatkérő a többletjótállás vállalását értékeli min: 24 hónap max. 60 hónap) \xa010', '2\xa02. Hibaelhárítás megkezdésének időpontja\xa0', '3\xa02.1. Hibaelhárítás megkezdése távdiagnosztika segítségével orvosolható hiba esetén annak bejelentésétől számított minimum 1 maximum 4 órán belül\xa010', '4\xa02.2. Hibaelhárítás megkezdése helyszíni kiszállással orvosolható hiba esetén annak bejelentésétől számított minimum 4 maximum 12 órán belül \xa010', '5\xa03. Teljes kivitelezett kiserőmű üzemeltetése vállalásának időtartama (ahol Ajánlatkérő a többletvállalását értékeli min: 36 hónap max. 60 hónap) \xa031 ', ' Nettó ajánlati ár ', ' 60 ']</text:p>
          </table:table-cell>
          <table:table-cell office:value-type="string">
            <text:p>[' nem ']</text:p>
          </table:table-cell>
          <table:table-cell office:value-type="string">
            <text:p>[]</text:p>
          </table:table-cell>
          <table:table-cell office:value-type="string">
            <text:p>[' igen ', ' VP-3-4.2.1-15 kódszámú pályázat ']</text:p>
          </table:table-cell>
          <table:table-cell office:value-type="string">
            <text:p>[' 1 ', ' Mezőgazdasági termékek értéknövelése és erőforrás-hatékonyságának elősegítése a feldolgozásban” című, VP-3-4.2.1-15 kódszámú pályázat keretében Kökénypuszta külterület hrsz. 01443/13 hrsz. alatt 499 k ', ' igen ', ' 2017/12/19 ', ' 2 ', ' 2 ', ' 0 ', ' 0 ', ' 0 ', ' nem ', ' SOLAR ENERGY PROJEKTE Kft. ', ' Béke utca 51. ', ' Romonya ', ' HU231 ', ' 7743 ', ' HU ', ' solarekt@gmail.com ', ' +36309728871 ', ' +3672412419 ', ' 13444541-2-02 ', ' igen ', ' 530.217.966 ', ' 528.749.100 ', ' HUF ', ' ExtremeSolar Megújuló Energia Hasznosító, Kereskedelmi és Szolgáltató Korlátolt Felelősségű Társaság ', ' Madách utca 24. ', ' Göd ', ' HU12 ', ' 2132 ', ' HU ', ' varju.attila@extremesolar.hu ', ' +36203986292 ', ' 14812835-2-13 ', ' igen ', ' 587.497.650 ', ' HUF ', ' nem ', ' nem ', ' SOLAR ENERGY PROJEKTE Kft. ', ' Béke utca 51. ', ' Romonya ', ' HU231 ', ' 7743 ', ' HU ', ' 13444541-2-02 ', ' ExtremeSolar Megújuló Energia Hasznosító, Kereskedelmi és Szolgáltató Korlátolt Felelősségű Társaság ', ' Madách utca 24. ', ' Göd ', ' HU12 ', ' 2132 ', ' HU ', ' 14812835-2-13 ', ' 2017/11/06 ', ' 2018/01/23 ']</text:p>
          </table:table-cell>
          <table:table-cell office:value-type="string">
            <text:p><text:s/>2017/12/19 </text:p>
          </table:table-cell>
          <table:table-cell office:value-type="string">
            <text:p>Volt</text:p>
          </table:table-cell>
          <table:table-cell office:value-type="string">
            <text:p><text:s/>SOLAR ENERGY PROJEKTE Kft. </text:p>
          </table:table-cell>
          <table:table-cell/>
          <table:table-cell office:value-type="string">
            <text:p><text:s/>Béke utca 51. </text:p>
          </table:table-cell>
          <table:table-cell office:value-type="string">
            <text:p><text:s/>Romonya </text:p>
          </table:table-cell>
          <table:table-cell office:value-type="string">
            <text:p><text:s/>HU231 </text:p>
          </table:table-cell>
          <table:table-cell office:value-type="string">
            <text:p><text:s/>7743 </text:p>
          </table:table-cell>
          <table:table-cell office:value-type="string">
            <text:p><text:s/>HU </text:p>
          </table:table-cell>
          <table:table-cell office:value-type="string">
            <text:p><text:s/>solarekt@gmail.com </text:p>
          </table:table-cell>
          <table:table-cell office:value-type="string">
            <text:p><text:s/>+36309728871 </text:p>
          </table:table-cell>
          <table:table-cell/>
          <table:table-cell office:value-type="string">
            <text:p><text:s/>+3672412419 </text:p>
          </table:table-cell>
          <table:table-cell office:value-type="string">
            <text:p><text:s/>13444541-2-02 </text:p>
          </table:table-cell>
          <table:table-cell/>
          <table:table-cell office:value-type="float" office:value="528749100">
            <text:p>528749100</text:p>
          </table:table-cell>
          <table:table-cell office:value-type="string">
            <text:p><text:s/>HUF </text:p>
          </table:table-cell>
          <table:table-cell table:number-columns-repeated="965"/>
        </table:table-row>
        <table:table-row table:style-name="ro1">
          <table:table-cell office:value-type="string">
            <text:p>1072/2018</text:p>
          </table:table-cell>
          <table:table-cell office:value-type="string">
            <text:p>2018/16</text:p>
          </table:table-cell>
          <table:table-cell office:value-type="string">
            <text:p>Eljárást megindító felhívás Közbeszerzési Értesítőben történt közzététele nélkül odaítélt szerződés az alább felsorolt esetekben A Kbt. 115. § szerinti hirdetmény nélküli tárgyalásos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5. § szerinti hirdetmény nélküli tárgyalásos eljárás</text:p>
          </table:table-cell>
          <table:table-cell office:value-type="string">
            <text:p>2018.01.23.</text:p>
          </table:table-cell>
          <table:table-cell office:value-type="string">
            <text:p>1072/2018</text:p>
          </table:table-cell>
          <table:table-cell office:value-type="string">
            <text:p>45210000-2</text:p>
          </table:table-cell>
          <table:table-cell office:value-type="string">
            <text:p>Járdánháza Község Önkormányzata</text:p>
          </table:table-cell>
          <table:table-cell office:value-type="string">
            <text:p>Építési beruházás</text:p>
          </table:table-cell>
          <table:table-cell/>
          <table:table-cell office:value-type="string">
            <text:p>Calor-System Kft.</text:p>
          </table:table-cell>
          <table:table-cell office:value-type="string">
            <text:p>Regionális/helyi szintű</text:p>
          </table:table-cell>
          <table:table-cell office:value-type="string">
            <text:p>Általános közszolgáltatások</text:p>
          </table:table-cell>
          <table:table-cell office:value-type="string">
            <text:p>http://www.kozbeszerzes.hu/ertesito/pdf/portal_1072_2018/</text:p>
          </table:table-cell>
          <table:table-cell office:value-type="string">
            <text:p>http://kba.kozbeszerzes.hu/apex/f?p=103:52:::::P52_KE_SZAM:1072/2018</text:p>
          </table:table-cell>
          <table:table-cell office:value-type="string">
            <text:p>Járdánháza Község Önkormányzata </text:p>
          </table:table-cell>
          <table:table-cell office:value-type="string">
            <text:p>AK16580 </text:p>
          </table:table-cell>
          <table:table-cell office:value-type="string">
            <text:p>IV. Béla út 27. </text:p>
          </table:table-cell>
          <table:table-cell office:value-type="string">
            <text:p>Járdánháza </text:p>
          </table:table-cell>
          <table:table-cell office:value-type="string">
            <text:p>HU311 </text:p>
          </table:table-cell>
          <table:table-cell office:value-type="string">
            <text:p>3664 </text:p>
          </table:table-cell>
          <table:table-cell office:value-type="string">
            <text:p>Magyarország </text:p>
          </table:table-cell>
          <table:table-cell office:value-type="string">
            <text:p>Kovács Gábor polgármester </text:p>
          </table:table-cell>
          <table:table-cell office:value-type="string">
            <text:p>+36 48466002 </text:p>
          </table:table-cell>
          <table:table-cell office:value-type="string">
            <text:p>titkarsag@jardanhaza.t-online.hu </text:p>
          </table:table-cell>
          <table:table-cell office:value-type="string">
            <text:p>+36 48444753 </text:p>
          </table:table-cell>
          <table:table-cell table:number-columns-repeated="3"/>
          <table:table-cell office:value-type="string">
            <text:p>[' Polgármesteri Hivatal épületének energetikai korszerűsítése Járdánházán ']</text:p>
          </table:table-cell>
          <table:table-cell office:value-type="string">
            <text:p>[' Polgármesteri Hivatal épületének energetikai korszerűsítése napelemes rendszer kiépítésével. ']</text:p>
          </table:table-cell>
          <table:table-cell office:value-type="string">
            <text:p>[' nem ']</text:p>
          </table:table-cell>
          <table:table-cell office:value-type="string">
            <text:p>[' 37800789 ', ' HUF ']</text:p>
          </table:table-cell>
          <table:table-cell office:value-type="string">
            <text:p>[]</text:p>
          </table:table-cell>
          <table:table-cell office:value-type="string">
            <text:p>[' HU311 ', ' 3664 Járdánháza IV. Béla u. 27. hrsz 750. ']</text:p>
          </table:table-cell>
          <table:table-cell office:value-type="string">
            <text:p>[' Felújítási munkák:', '- Homlokzati, padlásfödém hőszigetelés ', '- Homlokzati nyílászáró szerkezetek cseréje háromrétegű hőszigetelő üvegezésű PVC nyílászárók beépítésével', '- A légcserét biztosító szerkezetek beépítése: nyílászárókba épített résszellőzők révén', '- A meglévő radiátorokra termosztatikus szeleptestek és szelepfejek kerülnek felszerelése', '- Az épület tetőszerkezetén napelemes rendszer kiépítésére kerül sor alumínium és rozsdamentes acél anyagú, típustervek szerint készülő rendszerelemek segítségével.', 'A tervdokumentációban megjelölt anyagok nevei tájékoztató jellegűek! A dokumentációban megnevezett konkrét gyártmányok, vagy típusok helyett, azokkal mindenben egyenértékű más gyártmányok és típusok is alkalmazhatóak! Ahol a közbeszerzési dokumentumokban Ajánlatkérő gyártmányra, típusra, eredetre, szabadalomra vagy védjegyre hivatkozott, ott a megnevezés csak a tárgy jellegének egyértelmű meghatározása érdekében történt, azzal egyenértékű termék megajánlható „azzal egyenértékű” megjelölés mellett (321/2015. (X. 30.) Korm. rendelet 46.§. (3) bekezdése).', 'A közbeszerzési műszaki leírás a dokumentációban kerül részletezésre. ']</text:p>
          </table:table-cell>
          <table:table-cell office:value-type="string">
            <text:p>[' 1\xa0Garanciális idő (hónap)\xa020', '2\xa0Késedelmi kötbér mértéke (nettó ajánlati ár %-a/nap)\xa020 ', ' Ajánlati ár (nettó Ft) ', ' 50 ']</text:p>
          </table:table-cell>
          <table:table-cell office:value-type="string">
            <text:p>[' nem ']</text:p>
          </table:table-cell>
          <table:table-cell office:value-type="string">
            <text:p>[]</text:p>
          </table:table-cell>
          <table:table-cell office:value-type="string">
            <text:p>[' igen ', ' TOP-3.2.1.-15-BO1-2016-00094 ']</text:p>
          </table:table-cell>
          <table:table-cell office:value-type="string">
            <text:p>[' 1 ', ' Polgármesteri Hivatal épületének energetikai korszerűsítése Járdánházán ', ' igen ', ' 2018/01/10 ', ' 3 db ', ' 3 db ', ' 0 db ', ' 0 db ', ' 0 db ', ' nem ', ' Calor-System Kft. ', ' Bécsi u. 85. ', ' Budapest ', ' HU11 ', ' 1037 ', ' HU ', ' calor@calor-system.hu ', ' +36 203985602 ', ' +36 56549207 ', ' 14629246-2-41 ', ' igen ', ' 37978740 ', ' 37800789 ', ' nem ', ' nem ', ' Hódos Épker Kft. ', ' Sárli telep 11510 hrsz ', ' Ózd ', ' HU311 ', ' 3600 ', ' HU ', ' 14784675-2-05 ', ' Calor-System Kft. ', ' Bécsi u. 85. ', ' Budapest ', ' HU11 ', ' 1037 ', ' HU ', ' 14629246-2-41 ', ' SZAVA Kft. ', ' Élmunkás u. 15/A ', ' Sajószentpéter ', ' HU311 ', ' 3770 ', ' HU ', ' 11065807-2-05 ', ' 2017/11/21 ', ' 2018/01/22 ']</text:p>
          </table:table-cell>
          <table:table-cell office:value-type="string">
            <text:p><text:s/>2018/01/10 </text:p>
          </table:table-cell>
          <table:table-cell office:value-type="string">
            <text:p>Volt</text:p>
          </table:table-cell>
          <table:table-cell office:value-type="string">
            <text:p><text:s/>Calor-System Kft. </text:p>
          </table:table-cell>
          <table:table-cell/>
          <table:table-cell office:value-type="string">
            <text:p><text:s/>Bécsi u. 85. </text:p>
          </table:table-cell>
          <table:table-cell office:value-type="string">
            <text:p><text:s/>Budapest </text:p>
          </table:table-cell>
          <table:table-cell office:value-type="string">
            <text:p><text:s/>HU11 </text:p>
          </table:table-cell>
          <table:table-cell office:value-type="string">
            <text:p><text:s/>1037 </text:p>
          </table:table-cell>
          <table:table-cell office:value-type="string">
            <text:p><text:s/>HU </text:p>
          </table:table-cell>
          <table:table-cell office:value-type="string">
            <text:p><text:s/>calor@calor-system.hu </text:p>
          </table:table-cell>
          <table:table-cell office:value-type="string">
            <text:p><text:s/>+36 203985602 </text:p>
          </table:table-cell>
          <table:table-cell/>
          <table:table-cell office:value-type="string">
            <text:p><text:s/>+36 56549207 </text:p>
          </table:table-cell>
          <table:table-cell office:value-type="string">
            <text:p><text:s/>14629246-2-41 </text:p>
          </table:table-cell>
          <table:table-cell/>
          <table:table-cell office:value-type="float" office:value="37800789">
            <text:p>37800789</text:p>
          </table:table-cell>
          <table:table-cell office:value-type="string">
            <text:p><text:s/>HUF </text:p>
          </table:table-cell>
          <table:table-cell table:number-columns-repeated="965"/>
        </table:table-row>
        <table:table-row table:style-name="ro1">
          <table:table-cell office:value-type="string">
            <text:p>1073/2018</text:p>
          </table:table-cell>
          <table:table-cell office:value-type="string">
            <text:p>2018/17</text:p>
          </table:table-cell>
          <table:table-cell office:value-type="string">
            <text:p>Építési beruházás</text:p>
          </table:table-cell>
          <table:table-cell office:value-type="string">
            <text:p>Ajánlati/részvételi felhívás/2015 KÉ</text:p>
          </table:table-cell>
          <table:table-cell office:value-type="string">
            <text:p>Nyílt eljárás</text:p>
          </table:table-cell>
          <table:table-cell office:value-type="string">
            <text:p>2018.01.24.</text:p>
          </table:table-cell>
          <table:table-cell office:value-type="string">
            <text:p>1073/2018</text:p>
          </table:table-cell>
          <table:table-cell office:value-type="string">
            <text:p>45000000-7</text:p>
          </table:table-cell>
          <table:table-cell office:value-type="string">
            <text:p>dr. Jármy Miklós Zoltán</text:p>
          </table:table-cell>
          <table:table-cell office:value-type="string">
            <text:p>8087 ALCSÚTDOBOZ 0170/5 HRSZ.</text:p>
          </table:table-cell>
          <table:table-cell office:value-type="string">
            <text:p>2018.02.27.</text:p>
          </table:table-cell>
          <table:table-cell/>
          <table:table-cell office:value-type="string">
            <text:p>Támogatott szervezet [Kbt. 5. § (2)-(3) bekezdés]</text:p>
          </table:table-cell>
          <table:table-cell office:value-type="string">
            <text:p>Mezőgazdaság/Agrár</text:p>
          </table:table-cell>
          <table:table-cell office:value-type="string">
            <text:p>http://www.kozbeszerzes.hu/ertesito/pdf/portal_1073_2018/</text:p>
          </table:table-cell>
          <table:table-cell office:value-type="string">
            <text:p>http://kba.kozbeszerzes.hu/apex/f?p=103:52:::::P52_KE_SZAM:1073/2018</text:p>
          </table:table-cell>
          <table:table-cell office:value-type="string">
            <text:p>dr. Jármy Miklós Zoltán </text:p>
          </table:table-cell>
          <table:table-cell office:value-type="string">
            <text:p>AK25566 </text:p>
          </table:table-cell>
          <table:table-cell office:value-type="string">
            <text:p>Bélápapuszta hrsz 110/3 hrsz </text:p>
          </table:table-cell>
          <table:table-cell office:value-type="string">
            <text:p>Tabajd </text:p>
          </table:table-cell>
          <table:table-cell office:value-type="string">
            <text:p>HU211 </text:p>
          </table:table-cell>
          <table:table-cell office:value-type="string">
            <text:p>8088 </text:p>
          </table:table-cell>
          <table:table-cell office:value-type="string">
            <text:p>Magyarország </text:p>
          </table:table-cell>
          <table:table-cell office:value-type="string">
            <text:p>Horváth Beáta Zita </text:p>
          </table:table-cell>
          <table:table-cell office:value-type="string">
            <text:p>+36 703263669 </text:p>
          </table:table-cell>
          <table:table-cell office:value-type="string">
            <text:p>kozbeszerzes@csendesconsulting.hu </text:p>
          </table:table-cell>
          <table:table-cell office:value-type="string">
            <text:p>+36 17002293 </text:p>
          </table:table-cell>
          <table:table-cell office:value-type="string">
            <text:p>www.csendesconsulting.hu </text:p>
          </table:table-cell>
          <table:table-cell office:value-type="string">
            <text:p>www.csendesconsulting.hu </text:p>
          </table:table-cell>
          <table:table-cell office:value-type="string">
            <text:p>www.csendesconsulting.hu </text:p>
          </table:table-cell>
          <table:table-cell office:value-type="string">
            <text:p>[' Vállalkozási szerződés „Baromfitartó telepek korszerűsítése” című projekthez kapcsolódó „Tervezési és kivitelezési feladatok ellátása - Baromfitelep létesítése (Alcsútdoboz) VP2-4.1.1.2-16 sz. projekt keretében” tárgyban ']</text:p>
          </table:table-cell>
          <table:table-cell office:value-type="string">
            <text:p>[' „Baromfitartó telepek korszerűsítése” című projekthez kapcsolódó „Tervezési és kivitelezési feladatok ellátása - Baromfitelep létesítése (Alcsútdoboz) VP2-4.1.1.2-16 sz. projekt keretében” ']</text:p>
          </table:table-cell>
          <table:table-cell table:number-columns-repeated="2"/>
          <table:table-cell office:value-type="string">
            <text:p>[]</text:p>
          </table:table-cell>
          <table:table-cell office:value-type="string">
            <text:p>[' HU211 ', ' 8087 ALCSÚTDOBOZ 0170/5 HRSZ. ']</text:p>
          </table:table-cell>
          <table:table-cell office:value-type="string">
            <text:p>[' Vállalkozási szerződés „Baromfitartó telepek korszerűsítése” című projekthez kapcsolódó „Tervezési és kivitelezési feladatok ellátása - Baromfitelep létesítése (Alcsútdoboz) VP2-4.1.1.2-16 sz. projekt keretében” tárgyban', 'Mennyiség: 8087 ALCSÚTDOBOZ 0170/5 HRSZ. alatt Baromfinevelő telep tervezése (kiviteli és megvalósulási) és kivitelezése (építése) ', 'Telekre vonatkozó főbb adatok: ', 'Az építési terület övezeti besorolása: általános mezőgazdasági övezet (M-3)', 'Beépítés módja: szabadon álló', 'Az építési hely meghatározásánál az alábbi minimális távolságok figyelembe vételével határoztuk meg az építési határvonalat:', 'Előkert: 10 m', 'Oldalkert: 5 m', 'Hátsókert: 10 m', 'Birtokközpont: ', 'Építési telek helyrajzi száma: 0170/5', 'Építési telek helye: 8087 Alcsútdoboz külterület', 'Építési telek területe:19 235 m2', 'Birtoktest:', 'Alcsútdoboz Helyrajzi szám Telek területe', ' 0170/5 19 235 m2', ' 0167/2 275 741 m2', ' Összesen: 294 976 m2', 'Tervezett beépített alapterület: 4 910 m2', 'Birtoktest megengedett maximális beépítettségi százaléka: 3%', 'Birtoktest beépítettségi százaléka: 2,45 % ', 'Birtokközpont megengedett maximális beépítettségi százaléka: 45%', 'Birtokközpont beépítettségi százaléka: 25,5% ', 'A birtoktest minden része a Kérelmező, Dr. Jármy Miklós Zoltán tulajdonában van. ', 'Az épületekre vonatkozó főbb adatok:', ' Nettó alapterület Bruttó alapterület', '1. számú épület (csirkeól) 1283,24 1446 m2', '2.számú épület (csirkeól) 1199,35 1346 m2', '3.számú épület (csirkeól) 1199,35 1346 m2', 'Trágyatátoló 284,82 m2 313 m2', 'Takarmánytároló 424,71 m2 459 m2', 'Tervezett beépített összes alapterület: 4 910 m2', 'Tervezett beépítettségi százalék: 25,5 % ', 'Zöldterületi mutató: 54 % ', '- Kamerarendszer kiépítése (4 db kamera) ', '- Tervezői művezetés ', 'A nyertes ajánlattevő szerződés keretében ellátandó feladatait, továbbá a műszaki előírásokat részletesen a műszaki leírás tartalmazza. ', 'Ajánlatkérő felhívja a figyelmet, hogy a műszaki leírásban meghatározott gyártmányú, eredetű, típusú dologra, eljárásra, tevékenységre, illetőleg szabadalomra vagy védjegyre való esetleges hivatkozás a közbeszerzés tárgyának egyértelmű jellegének meghatározása érdekében történt, illetve szükséges, ajánlatkérő az azzal egyenértékű ajánlattételt mindemellett biztosítja. Az egyenértékűség igazolása ajánlattevő feladata. (321/2015. (X. 30) Korm, rendelet 46. § (3)). ']</text:p>
          </table:table-cell>
          <table:table-cell office:value-type="string">
            <text:p>[' 1\xa0Szakember szakmai többlet tapasztalata (Az M2.) alkalmassági feltételként előírt, a teljesítésbe bevont szakember alkalmassági követelményen felüli szakmai gyakorlata hónapjainak száma \xa020', '2\xa0Szakember szakmai többlet tapasztalata (Az M3.) alkalmassági feltételként előírt, a teljesítésbe bevont szakember alkalmassági követelményen felüli szakmai gyakorlata hónapjainak száma \xa015', '3\xa0Kivitelezési munkákra vállalt jótállás (az alap kötelező jótálláson felül vállalt jótállási idő, maximum 60 hónap vehető figyelembe a kötelezően előírt 3 éven (36 hónap felül) \xa015 ', ' Összesített nettó ajánlati ár ', ' 50 ']</text:p>
          </table:table-cell>
          <table:table-cell table:number-columns-repeated="21"/>
          <table:table-cell office:value-type="string">
            <text:p>[' 12 ', ' nem ']</text:p>
          </table:table-cell>
          <table:table-cell table:number-columns-repeated="2" office:value-type="string">
            <text:p>[]</text:p>
          </table:table-cell>
          <table:table-cell office:value-type="string">
            <text:p>[' igen ', ' Baromfitartó telepek korszerűsítése nevű projekt, VP2-4.1.1.2-16 ']</text:p>
          </table:table-cell>
          <table:table-cell office:value-type="string">
            <text:p>{' MV-ÉV)': '4', ' MV-ÉG)': '3', ' V ': '3', ' ME-V ': '3', ' Tkö ': '5'}</text:p>
          </table:table-cell>
          <table:table-cell table:number-columns-repeated="960"/>
        </table:table-row>
        <table:table-row table:style-name="ro1">
          <table:table-cell office:value-type="string">
            <text:p>1078/2018</text:p>
          </table:table-cell>
          <table:table-cell office:value-type="string">
            <text:p>2018/56</text:p>
          </table:table-cell>
          <table:table-cell office:value-type="string">
            <text:p>Eljárást megindító felhívás Közbeszerzési Értesítőben történt közzététele nélkül odaítélt szerződés az alább felsorolt esetekben Hirdetmény nélküli tárgyalásos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Hirdetmény nélküli tárgyalásos eljárás</text:p>
          </table:table-cell>
          <table:table-cell office:value-type="string">
            <text:p>2018.03.21.</text:p>
          </table:table-cell>
          <table:table-cell office:value-type="string">
            <text:p>1078/2018</text:p>
          </table:table-cell>
          <table:table-cell office:value-type="string">
            <text:p>76100000-4</text:p>
          </table:table-cell>
          <table:table-cell office:value-type="string">
            <text:p>Magyar Földgáztároló Zártkörűen Működő Részvénytársaság</text:p>
          </table:table-cell>
          <table:table-cell office:value-type="string">
            <text:p>Szolgáltatásmegrendelés</text:p>
          </table:table-cell>
          <table:table-cell/>
          <table:table-cell office:value-type="string">
            <text:p>MOL Magyar Olaj- és Gázipari Nyrt.</text:p>
          </table:table-cell>
          <table:table-cell office:value-type="string">
            <text:p>Közszolgáltató</text:p>
          </table:table-cell>
          <table:table-cell office:value-type="string">
            <text:p>Földgáz tárolása és közszolgáltatás nyújtása céljából működtetett helyhez kötött hálózatok gázzal történő ellátása</text:p>
          </table:table-cell>
          <table:table-cell office:value-type="string">
            <text:p>http://www.kozbeszerzes.hu/ertesito/pdf/portal_1078_2018/</text:p>
          </table:table-cell>
          <table:table-cell office:value-type="string">
            <text:p>http://kba.kozbeszerzes.hu/apex/f?p=103:52:::::P52_KE_SZAM:1078/2018</text:p>
          </table:table-cell>
          <table:table-cell office:value-type="string">
            <text:p>Magyar Földgáztároló Zártkör&amp;#369;en M&amp;#369;köd&amp;#337; Részvénytársaság </text:p>
          </table:table-cell>
          <table:table-cell office:value-type="string">
            <text:p>AK19661 </text:p>
          </table:table-cell>
          <table:table-cell office:value-type="string">
            <text:p>Váci út 144 -150. </text:p>
          </table:table-cell>
          <table:table-cell office:value-type="string">
            <text:p>Budapest </text:p>
          </table:table-cell>
          <table:table-cell office:value-type="string">
            <text:p>HU110 </text:p>
          </table:table-cell>
          <table:table-cell office:value-type="string">
            <text:p>1138 </text:p>
          </table:table-cell>
          <table:table-cell office:value-type="string">
            <text:p>Magyarország </text:p>
          </table:table-cell>
          <table:table-cell office:value-type="string">
            <text:p>dr. Nagy László Gábor </text:p>
          </table:table-cell>
          <table:table-cell office:value-type="string">
            <text:p>+36 307794151 </text:p>
          </table:table-cell>
          <table:table-cell office:value-type="string">
            <text:p>kozbeszerzes@mfgt.hu </text:p>
          </table:table-cell>
          <table:table-cell office:value-type="string">
            <text:p>+36 13547045 </text:p>
          </table:table-cell>
          <table:table-cell office:value-type="string">
            <text:p>www.magyarfoldgaztarolo.hu </text:p>
          </table:table-cell>
          <table:table-cell office:value-type="string">
            <text:p>www.magyarfoldgaztarolo.hu </text:p>
          </table:table-cell>
          <table:table-cell office:value-type="string">
            <text:p>www.magyarfoldgaztarolo.hu </text:p>
          </table:table-cell>
          <table:table-cell office:value-type="string">
            <text:p>[' A Magyar Földgáztároló Zrt. által üzemeltetett földgáztárolók részére vízlikvidálási szolgáltatás - 2017 ', ' MFGT/018/2017 ']</text:p>
          </table:table-cell>
          <table:table-cell office:value-type="string">
            <text:p>[' Vállalkozási keretszerződés a Magyar Földgáztároló Zrt. által üzemeltetett földgáztárolók részére vízlikvidálási szolgáltatás nyújtására a 2018. január 01-től 2020. december 31-ig terjedő időszakra.', 'Az egyes tárolókban évente kitermelésre kerülő rétegvíz mennyiségeit a következő táblázat tartalmazza:', 'Zsanai Földgáztároló - Hajdúszoboszlói Földgáztároló - Pusztaedericsi', 'Földgáztároló - Kardoskúti Földgáztároló', 'Várható éves maximális mennyiség: 15.000 m3 - 3.000 m3 - 2.400 m3 - 600 m3', 'Várható napi maximális mennyiség: 350 m3 - 150 m3 - 100 m3 - 10 m3', 'Várható maximális összes kitermelésre kerülő rétegvíz mennyisége: 71.000 m³ ', 'A beszerzés tárgyának részletes műszaki tartalmát az ajánlattételi dokumentum tartalmazza. ']</text:p>
          </table:table-cell>
          <table:table-cell office:value-type="string">
            <text:p>[' nem ']</text:p>
          </table:table-cell>
          <table:table-cell office:value-type="string">
            <text:p>[' 100000000 ', ' HUF ']</text:p>
          </table:table-cell>
          <table:table-cell office:value-type="string">
            <text:p>[]</text:p>
          </table:table-cell>
          <table:table-cell office:value-type="string">
            <text:p>[' HU ', ' Magyarország, a Magyar Földgáztároló Zrt. által üzemeltetett Hajdúszoboszlói-, Kardoskúti-, Pusztaedericsi-, és Zsanai földgáztároló és kapcsolódó létesítményei. ']</text:p>
          </table:table-cell>
          <table:table-cell office:value-type="string">
            <text:p>[' Vállalkozási keretszerződés a Magyar Földgáztároló Zrt. által üzemeltetett földgáztárolók részére vízlikvidálási szolgáltatás nyújtására a 2018. január 01-től 2020. december 31-ig terjedő időszakra.', 'Az egyes tárolókban évente kitermelésre kerülő rétegvíz mennyiségeit a következő táblázat tartalmazza:', 'Zsanai Földgáztároló - Hajdúszoboszlói Földgáztároló - Pusztaedericsi', 'Földgáztároló - Kardoskúti Földgáztároló', 'Várható éves maximális mennyiség: 15.000 m3 - 3.000 m3 - 2.400 m3 - 600 m3', 'Várható napi maximális mennyiség: 350 m3 - 150 m3 - 100 m3 - 10 m3', 'Várható maximális összes kitermelésre kerülő rétegvíz mennyisége: 71.000 m³ ', 'A beszerzés tárgyának részletes műszaki tartalmát az ajánlattételi dokumentum tartalmazza. ']</text:p>
          </table:table-cell>
          <table:table-cell office:value-type="string">
            <text:p>[]</text:p>
          </table:table-cell>
          <table:table-cell office:value-type="string">
            <text:p>[' nem ']</text:p>
          </table:table-cell>
          <table:table-cell office:value-type="string">
            <text:p>[]</text:p>
          </table:table-cell>
          <table:table-cell office:value-type="string">
            <text:p>[' nem ']</text:p>
          </table:table-cell>
          <table:table-cell office:value-type="string">
            <text:p>[' A közbeszerzésekről szóló 2015. évi CXLIII. törvény 21.§ (1) és (4) bekezdése alapján ', '21.§ (1) Az uniós értékhatárokat elérő vagy meghaladó értékű közbeszerzési eljárásokra a Második Részt, az ezek alatti és egyben a nemzeti értékhatárokat elérő értékű közbeszerzési eljárásokra a Harmadik Részt alkalmazva kell eljárni, kivéve, ha e törvény másként rendelkezik. Jogszerűen jár el az ajánlatkérő akkor is, ha e törvény valamely közbeszerzés megvalósítására a Harmadik Rész alkalmazását rendeli, az ajánlatkérő azonban a Második Rész szabályait alkalmazva folytatja le a közbeszerzési eljárás', '(4) A közszolgáltatói szerződés megkötésére irányuló közbeszerzési eljárás sajátos, e törvénytől eltérő szabályait külön jogszabály határozza meg. E törvényt a közszolgáltatói szerződés megkötésére irányuló közbeszerzési eljárás során a külön jogszabályban foglalt eltérésekkel kell alkalmazni. A 6. § szerinti ajánlatkérő a közszolgáltató tevékenységének biztosítása céljától eltérő célból lefolytatott beszerzése során e törvény általános szabályai szerint jár el.', 'A közbeszerzésekről szóló 2015. évi CXLIII. törvény 112.§ (1) és (2) bekezdése alapján ', '112. § (1) Az ajánlatkérő az e rész hatálya alá tartozó közbeszerzés megvalósításakor választása szerint', 'a) a 117. §-ban meghatározott módon szabadon kialakított eljárást folytat le, vagy', 'b) e törvény Második Részében meghatározott szabályok szerint jár el a 113-116. §-ban foglalt eltérésekkel.', '(2) Az (1) bekezdés b) pontjában foglalt esetben - a 22-24. §-ban foglalt szempontok megfelelő alkalmazásával - a törvény Második Részét a 21. § (4) bekezdése szerinti külön jogszabálynak is megfelelően kell alkalmazni.', 'A 307/2015. (X. 27.) Korm.rendelet 1.§ (1) és (3) bekezdése alapján ', '1. § (1) E rendelet hatálya a közbeszerzésekről szóló 2015. évi CXLIII. törvény (a továbbiakban: Kbt.) szerinti közszolgáltatói szerződés megkötésére irányuló közbeszerzési eljárásokra terjed ki.', '(3) E rendeletben foglaltakat megfelelően alkalmazni kell akkor is, ha a közszolgáltatói szerződés megkötésére - ide értve a Kbt. 21. § (2) bekezdését is - a Kbt. Harmadik Részében meghatározott nemzeti eljárásrendben kerül sor, és az ajánlatkérő a Kbt. 112. § (2) bekezdése szerint jár el. Ebben az esetben a Kbt. 113-117. §-ában foglalt eltérő szabályok is alkalmazandók.', 'A 307/2015. (X. 27.) Korm.rendelet 2.§ (2) bekezdése alapján ', '(2) Tárgyalásos eljárás és versenypárbeszéd az ajánlatkérő választása szerint bármikor alkalmazható. Hirdetmény közzététele nélküli tárgyalásos eljárás csak az e rendeletben meghatározott feltételek fennállása esetén folytatható le. Az innovációs partnerség a Kbt.-ben meghatározott célra alkalmazható.', '307/2015. (X. 27.) Korm. rend 15. § (1) bekezdés c) pontja alapján', 'Az ajánlatkérő hirdetmény nélküli tárgyalásos eljárást akkor alkalmazhat, ha', 'c) a szerződés műszaki-technikai sajátosságok, vagy kizárólagos jogok védelme miatt kizárólag egy meghatározott gazdasági szereplővel köthető meg, feltéve, hogy az ajánlatkérő számára nem létezik reális alternatíva beszerzési igényének kielégítésére, és a verseny hiánya nem annak a következménye, hogy a közbeszerzés tárgyát a versenyt indokolatlanul szűkítő módon határozták meg;', 'Ajánlatkérő a Kbt. 112.§ (2) bekezdés alapján a Kbt. Második Rész és a 307/2015. (X. 27.) Korm. rend szabályait megfelelően alkalmazva folytatja le a nemzeti rezsim szerinti közbeszerzési eljárás', 'A Magyar Földgáztároló Zrt. földgáztárolási tevékenységet végez a Magyar Energetikai és Közmű Szabályozási Hivatal (továbbiakban: MEKH) által kiadott 1567/2013. számú működési engedély alapján.', 'A Magyar Földgáztároló Zrt. által üzemeltetett földgáztárolók tároló rétegeivel és azok víztesteivel kapcsolatban jelenleg kizárólag a MOL Nyrt. rendelkezik egyrészről hatályos vízjogi engedélyekkel, másrészről vízbesajtolásra alkalmas kutakkal és technológiával. Ennek megfelelően ezt a vízlikvidálási szolgáltatást műszaki-technikai sajátosságok miatt jelenleg kizárólag a MOL Nyrt. képes ellátni, ezért a MOL Nyrt. került ajánlattételre felhívásra. ', ' 2286 ', ' 2018 ', ' 1 ', ' Vállalkozási keretszerződés a Magyar Földgáztároló Zrt. által üzemeltetett földgáztárolók részére vízlikvidálási szolgáltatás nyújtására a 2018. január 01-től 2020. december 31-ig terjedő időszakra. ', ' igen ', ' 2017/12/29 ', ' 1 ', ' 0 ', ' 0 ', ' 0 ', ' 0 ', ' nem ', ' MOL Magyar Olaj- és Gázipari Nyrt. ', ' Október huszonharmadika u. 18. ', ' Budapest ', ' HU110 ', ' 1117 ', ' HU ', ' 10625790-4-44 ', ' nem ', ' 100000000 ', ' 100000000 ', ' HUF ', ' 1 ', ' nem ', ' nem ', ' MOL Magyar Olaj- és Gázipari Nyrt. ', ' Október huszonharmadika u. 18. ', ' Budapest ', ' HU110 ', ' 1117 ', ' HU ', ' 10625790-4-44 ', ' 2017/11/21 ', ' 1) A nyertes ajánlattevők kis- és középvállalkozásokról, fejlődésük támogatásáról szóló törvény szerinti minősítése: a MOL Nyrt. nem tartozik a Kkvt. hatálya alá.', '2) A beszerzés tárgyának jellegére tekintettel a közbeszerzési eljárás során szociális szempontok nem kerültek figyelembe vételre. ', ' 2018/03/05 ']</text:p>
          </table:table-cell>
          <table:table-cell office:value-type="string">
            <text:p><text:s/>2017/12/29 </text:p>
          </table:table-cell>
          <table:table-cell office:value-type="string">
            <text:p>Volt</text:p>
          </table:table-cell>
          <table:table-cell office:value-type="string">
            <text:p><text:s/>MOL Magyar Olaj- és Gázipari Nyrt. </text:p>
          </table:table-cell>
          <table:table-cell/>
          <table:table-cell office:value-type="string">
            <text:p><text:s/>Október huszonharmadika u. 18. </text:p>
          </table:table-cell>
          <table:table-cell office:value-type="string">
            <text:p><text:s/>Budapest </text:p>
          </table:table-cell>
          <table:table-cell office:value-type="string">
            <text:p><text:s/>HU110 </text:p>
          </table:table-cell>
          <table:table-cell office:value-type="string">
            <text:p><text:s/>1117 </text:p>
          </table:table-cell>
          <table:table-cell office:value-type="string">
            <text:p><text:s/>HU </text:p>
          </table:table-cell>
          <table:table-cell table:number-columns-repeated="4"/>
          <table:table-cell office:value-type="string">
            <text:p><text:s/>10625790-4-44 </text:p>
          </table:table-cell>
          <table:table-cell/>
          <table:table-cell office:value-type="float" office:value="100000000">
            <text:p>100000000</text:p>
          </table:table-cell>
          <table:table-cell office:value-type="string">
            <text:p><text:s/>HUF </text:p>
          </table:table-cell>
          <table:table-cell table:number-columns-repeated="965"/>
        </table:table-row>
        <table:table-row table:style-name="ro1">
          <table:table-cell office:value-type="string">
            <text:p>1082/2018</text:p>
          </table:table-cell>
          <table:table-cell office:value-type="string">
            <text:p>2018/34</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2018.02.16.</text:p>
          </table:table-cell>
          <table:table-cell office:value-type="string">
            <text:p>1082/2018</text:p>
          </table:table-cell>
          <table:table-cell office:value-type="string">
            <text:p>60140000-1</text:p>
          </table:table-cell>
          <table:table-cell office:value-type="string">
            <text:p>Magyar Földgáztároló Zártkörűen Működő Részvénytársaság</text:p>
          </table:table-cell>
          <table:table-cell office:value-type="string">
            <text:p>Szolgáltatásmegrendelés</text:p>
          </table:table-cell>
          <table:table-cell/>
          <table:table-cell office:value-type="string">
            <text:p>;Balaton Busz Bt.</text:p>
          </table:table-cell>
          <table:table-cell office:value-type="string">
            <text:p>Közszolgáltató</text:p>
          </table:table-cell>
          <table:table-cell office:value-type="string">
            <text:p>Földgáz tárolása és közszolgáltatás nyújtása céljából működtetett helyhez kötött hálózatok gázzal történő ellátása</text:p>
          </table:table-cell>
          <table:table-cell office:value-type="string">
            <text:p>http://www.kozbeszerzes.hu/ertesito/pdf/portal_1082_2018/</text:p>
          </table:table-cell>
          <table:table-cell office:value-type="string">
            <text:p>http://kba.kozbeszerzes.hu/apex/f?p=103:52:::::P52_KE_SZAM:1082/2018</text:p>
          </table:table-cell>
          <table:table-cell office:value-type="string">
            <text:p>Magyar Földgáztároló Zártkör&amp;#369;en M&amp;#369;köd&amp;#337; Részvénytársaság </text:p>
          </table:table-cell>
          <table:table-cell office:value-type="string">
            <text:p>AK19661 </text:p>
          </table:table-cell>
          <table:table-cell office:value-type="string">
            <text:p>Váci út 144 -150. </text:p>
          </table:table-cell>
          <table:table-cell office:value-type="string">
            <text:p>Budapest </text:p>
          </table:table-cell>
          <table:table-cell office:value-type="string">
            <text:p>HU110 </text:p>
          </table:table-cell>
          <table:table-cell office:value-type="string">
            <text:p>1138 </text:p>
          </table:table-cell>
          <table:table-cell office:value-type="string">
            <text:p>Magyarország </text:p>
          </table:table-cell>
          <table:table-cell office:value-type="string">
            <text:p>dr. Nagy László Gábor </text:p>
          </table:table-cell>
          <table:table-cell office:value-type="string">
            <text:p>+36 307794151 </text:p>
          </table:table-cell>
          <table:table-cell office:value-type="string">
            <text:p>kozbeszerzes@mfgt.hu </text:p>
          </table:table-cell>
          <table:table-cell office:value-type="string">
            <text:p>+36 13547045 </text:p>
          </table:table-cell>
          <table:table-cell office:value-type="string">
            <text:p>www.magyarfoldgaztarolo.hu </text:p>
          </table:table-cell>
          <table:table-cell office:value-type="string">
            <text:p>www.magyarfoldgaztarolo.hu </text:p>
          </table:table-cell>
          <table:table-cell office:value-type="string">
            <text:p>www.magyarfoldgaztarolo.hu </text:p>
          </table:table-cell>
          <table:table-cell office:value-type="string">
            <text:p>[' A Magyar Földgáztároló Zrt. által üzemeltetett földgáztárolókon való munkavégzéshez kapcsolódó személyszállítási tevékenység ellátása a szerződéskötéstől számított 3 éves időtartamra II. ', ' MFGT/021/2017 ']</text:p>
          </table:table-cell>
          <table:table-cell office:value-type="string">
            <text:p>[' Vállalkozási keretszerződés a Magyar Földgáztároló Zrt. által üzemeltetett földgáztárolókon való munkavégzéshez kapcsolódó személyszállítási tevékenység ellátására a szerződéskötéstől számított 3 éves időtartamra.', '1. rész: A munkavégzéshez kapcsolódó személyszállítási tevékenység a Hajdúszoboszlói földgáztároló esetében', 'minden naptári nap két oda-vissza szállítási feladat, ', 'kalkulált napi menetteljesítmény: 62 km', 'becsült érték: nettó 15.000.000, HUF', '2. rész: A munkavégzéshez kapcsolódó személyszállítási tevékenység a Kardoskúti földgáztároló esetében', 'minden naptári nap négy oda-vissza szállítási feladat, melyek közül kettő-kettő azonos időben végzendő ', 'kalkulált napi menetteljesítmény: 192 km', 'becsült érték: nettó 35.000.000, HUF', 'A részletes műszaki tartalom az ajánlattételi dokumentációban kerül meghatározásra. ']</text:p>
          </table:table-cell>
          <table:table-cell office:value-type="string">
            <text:p>[' igen ']</text:p>
          </table:table-cell>
          <table:table-cell office:value-type="string">
            <text:p>[' 35000000 ', ' HUF ']</text:p>
          </table:table-cell>
          <table:table-cell office:value-type="string">
            <text:p>[]</text:p>
          </table:table-cell>
          <table:table-cell office:value-type="string">
            <text:p>[' HU321 ', ' A Magyar Földgáztároló Zrt. Hajdúszoboszlói Földalatti gáztárolója ']</text:p>
          </table:table-cell>
          <table:table-cell office:value-type="string">
            <text:p>[' Vállalkozási keretszerződés a Magyar Földgáztároló Zrt. által üzemeltetett földgáztárolókon való munkavégzéshez kapcsolódó személyszállítási tevékenység ellátására a szerződéskötéstől számított 3 éves időtartamra.', '1. rész: A munkavégzéshez kapcsolódó személyszállítási tevékenység a Hajdúszoboszlói földgáztároló esetében', 'minden naptári nap két oda-vissza szállítási feladat, ', 'kalkulált napi menetteljesítmény: 62 km', 'becsült érték: nettó 15.000.000, HUF', 'A részletes műszaki tartalom az ajánlattételi dokumentációban kerül meghatározásra. ']</text:p>
          </table:table-cell>
          <table:table-cell office:value-type="string">
            <text:p>[]</text:p>
          </table:table-cell>
          <table:table-cell office:value-type="string">
            <text:p>[' nem ']</text:p>
          </table:table-cell>
          <table:table-cell office:value-type="string">
            <text:p>[]</text:p>
          </table:table-cell>
          <table:table-cell office:value-type="string">
            <text:p>[' nem ']</text:p>
          </table:table-cell>
          <table:table-cell office:value-type="string">
            <text:p>[]</text:p>
          </table:table-cell>
          <table:table-cell/>
          <table:table-cell office:value-type="string">
            <text:p>Volt</text:p>
          </table:table-cell>
          <table:table-cell table:number-columns-repeated="13"/>
          <table:table-cell office:value-type="float" office:value="35000000">
            <text:p>35000000</text:p>
          </table:table-cell>
          <table:table-cell office:value-type="string">
            <text:p><text:s/>HUF </text:p>
          </table:table-cell>
          <table:table-cell table:number-columns-repeated="965"/>
        </table:table-row>
        <table:table-row table:style-name="ro1">
          <table:table-cell office:value-type="string">
            <text:p>1083/2018</text:p>
          </table:table-cell>
          <table:table-cell office:value-type="string">
            <text:p>2018/31</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2018.02.13.</text:p>
          </table:table-cell>
          <table:table-cell office:value-type="string">
            <text:p>1083/2018</text:p>
          </table:table-cell>
          <table:table-cell office:value-type="string">
            <text:p>71317200-5</text:p>
          </table:table-cell>
          <table:table-cell office:value-type="string">
            <text:p>Magyar Földgáztároló Zártkörűen Működő Részvénytársaság</text:p>
          </table:table-cell>
          <table:table-cell office:value-type="string">
            <text:p>Szolgáltatásmegrendelés</text:p>
          </table:table-cell>
          <table:table-cell/>
          <table:table-cell office:value-type="string">
            <text:p>Végh&amp;amp;Végh MKT Kft.</text:p>
          </table:table-cell>
          <table:table-cell office:value-type="string">
            <text:p>Közszolgáltató</text:p>
          </table:table-cell>
          <table:table-cell office:value-type="string">
            <text:p>Földgáz tárolása és közszolgáltatás nyújtása céljából működtetett helyhez kötött hálózatok gázzal történő ellátása</text:p>
          </table:table-cell>
          <table:table-cell office:value-type="string">
            <text:p>http://www.kozbeszerzes.hu/ertesito/pdf/portal_1083_2018/</text:p>
          </table:table-cell>
          <table:table-cell office:value-type="string">
            <text:p>http://kba.kozbeszerzes.hu/apex/f?p=103:52:::::P52_KE_SZAM:1083/2018</text:p>
          </table:table-cell>
          <table:table-cell office:value-type="string">
            <text:p>Magyar Földgáztároló Zártkör&amp;#369;en M&amp;#369;köd&amp;#337; Részvénytársaság </text:p>
          </table:table-cell>
          <table:table-cell office:value-type="string">
            <text:p>AK19661 </text:p>
          </table:table-cell>
          <table:table-cell office:value-type="string">
            <text:p>Váci út 144 -150. </text:p>
          </table:table-cell>
          <table:table-cell office:value-type="string">
            <text:p>Budapest </text:p>
          </table:table-cell>
          <table:table-cell office:value-type="string">
            <text:p>HU110 </text:p>
          </table:table-cell>
          <table:table-cell office:value-type="string">
            <text:p>1138 </text:p>
          </table:table-cell>
          <table:table-cell office:value-type="string">
            <text:p>Magyarország </text:p>
          </table:table-cell>
          <table:table-cell office:value-type="string">
            <text:p>dr. Nagy László Gábor </text:p>
          </table:table-cell>
          <table:table-cell office:value-type="string">
            <text:p>+36 307794151 </text:p>
          </table:table-cell>
          <table:table-cell office:value-type="string">
            <text:p>kozbeszerzes@mfgt.hu </text:p>
          </table:table-cell>
          <table:table-cell office:value-type="string">
            <text:p>+36 13547045 </text:p>
          </table:table-cell>
          <table:table-cell office:value-type="string">
            <text:p>www.magyarfoldgaztarolo.hu </text:p>
          </table:table-cell>
          <table:table-cell office:value-type="string">
            <text:p>www.magyarfoldgaztarolo.hu </text:p>
          </table:table-cell>
          <table:table-cell office:value-type="string">
            <text:p>www.magyarfoldgaztarolo.hu </text:p>
          </table:table-cell>
          <table:table-cell office:value-type="string">
            <text:p>[' Egészségvédelmi- és munkabiztonsági szolgáltatás 3 éves időtartamban ', ' MFGT/006/2017 ']</text:p>
          </table:table-cell>
          <table:table-cell office:value-type="string">
            <text:p>[' Vállalkozási keretszerződés a Magyar Földgáztároló Zrt. működési területén a szerződéskötéstől számított 3 éves időtartamra egészségvédelmi és munkabiztonsági szolgáltatási tevékenység komplex ellátására.', 'A részletes műszaki tartalom az ajánlattételi dokumentum műszaki mellékletében kerül meghatározásra. ']</text:p>
          </table:table-cell>
          <table:table-cell office:value-type="string">
            <text:p>[' nem ']</text:p>
          </table:table-cell>
          <table:table-cell office:value-type="string">
            <text:p>[' 60000000 ', ' HUF ']</text:p>
          </table:table-cell>
          <table:table-cell office:value-type="string">
            <text:p>[]</text:p>
          </table:table-cell>
          <table:table-cell office:value-type="string">
            <text:p>[' HU ', ' Magyarország, a Magyar Földgáztároló Zrt. által üzemeltetett földalatti gáztárolók és hivatali központ ']</text:p>
          </table:table-cell>
          <table:table-cell office:value-type="string">
            <text:p>[' Vállalkozási keretszerződés a Magyar Földgáztároló Zrt. működési területén a szerződéskötéstől számított 3 éves időtartamra egészségvédelmi és munkabiztonsági szolgáltatási tevékenység komplex ellátására.', 'A részletes műszaki tartalom az ajánlattételi dokumentum műszaki mellékletében kerül meghatározásra. ']</text:p>
          </table:table-cell>
          <table:table-cell office:value-type="string">
            <text:p>[]</text:p>
          </table:table-cell>
          <table:table-cell office:value-type="string">
            <text:p>[' nem ']</text:p>
          </table:table-cell>
          <table:table-cell office:value-type="string">
            <text:p>[]</text:p>
          </table:table-cell>
          <table:table-cell office:value-type="string">
            <text:p>[' nem ']</text:p>
          </table:table-cell>
          <table:table-cell office:value-type="string">
            <text:p>[' 1 ', ' Egészségvédelmi- és munkabiztonsági szolgáltatás 3 éves időtartamban ', ' igen ', ' 2017/10/27 ', ' 2 ', ' 2 ', ' 0 ', ' 0 ', ' 0 ', ' nem ', ' Végh&amp;Végh MKT Kft. ', ' Sági u. 43. ', ' Celldömölk ', ' HU222 ', ' 9500 ', ' HU ', ' 13173151-2-18 ', ' igen ', ' 60000000 ', ' 60000000 ', ' HUF ', ' műszaki beavatkozás, akkreditált vizsgálat ', ' 1 ', ' nem ', ' nem ', ' IMSYS Mérnöki Szolgáltató Kft. ', ' Mozaik u. 14/A. ', ' Budapest ', ' HU110 ', ' 1033 ', ' HU ', ' 12157817-2-41 ', ' Végh&amp;Végh MKT Kft. ', ' Sági u. 43. ', ' Celldömölk ', ' HU222 ', ' 9500 ', ' HU ', ' 13173151-2-18 ', ' 2017/06/07 ', ' 1) A nyertes ajánlattevő kis- és középvállalkozásokról, fejlődésük támogatásáról szóló törvény szerinti minősítése: mikrovállalkozás.', '2) A beszerzés tárgyának jellegére tekintettel a közbeszerzési eljárás során szociális szempontok nem kerültek figyelembe vételre. ', ' 2018/01/29 ']</text:p>
          </table:table-cell>
          <table:table-cell office:value-type="string">
            <text:p><text:s/>2017/10/27 </text:p>
          </table:table-cell>
          <table:table-cell office:value-type="string">
            <text:p>Volt</text:p>
          </table:table-cell>
          <table:table-cell office:value-type="string">
            <text:p><text:s/>Végh&amp;Végh MKT Kft. </text:p>
          </table:table-cell>
          <table:table-cell/>
          <table:table-cell office:value-type="string">
            <text:p><text:s/>Sági u. 43. </text:p>
          </table:table-cell>
          <table:table-cell office:value-type="string">
            <text:p><text:s/>Celldömölk </text:p>
          </table:table-cell>
          <table:table-cell office:value-type="string">
            <text:p><text:s/>HU222 </text:p>
          </table:table-cell>
          <table:table-cell office:value-type="string">
            <text:p><text:s/>9500 </text:p>
          </table:table-cell>
          <table:table-cell office:value-type="string">
            <text:p><text:s/>HU </text:p>
          </table:table-cell>
          <table:table-cell table:number-columns-repeated="4"/>
          <table:table-cell office:value-type="string">
            <text:p><text:s/>13173151-2-18 </text:p>
          </table:table-cell>
          <table:table-cell/>
          <table:table-cell office:value-type="float" office:value="60000000">
            <text:p>60000000</text:p>
          </table:table-cell>
          <table:table-cell office:value-type="string">
            <text:p><text:s/>HUF </text:p>
          </table:table-cell>
          <table:table-cell table:number-columns-repeated="965"/>
        </table:table-row>
        <table:table-row table:style-name="ro1">
          <table:table-cell office:value-type="string">
            <text:p>1084/2018</text:p>
          </table:table-cell>
          <table:table-cell office:value-type="string">
            <text:p>2018/31</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3. § szerinti tárgyalásos eljárás</text:p>
          </table:table-cell>
          <table:table-cell office:value-type="string">
            <text:p>2018.02.13.</text:p>
          </table:table-cell>
          <table:table-cell office:value-type="string">
            <text:p>1084/2018</text:p>
          </table:table-cell>
          <table:table-cell office:value-type="string">
            <text:p>71317100-4</text:p>
          </table:table-cell>
          <table:table-cell office:value-type="string">
            <text:p>Magyar Földgáztároló Zártkörűen Működő Részvénytársaság</text:p>
          </table:table-cell>
          <table:table-cell office:value-type="string">
            <text:p>Szolgáltatásmegrendelés</text:p>
          </table:table-cell>
          <table:table-cell/>
          <table:table-cell office:value-type="string">
            <text:p>PROFES Környezetbiztonsági Programiroda Kft.</text:p>
          </table:table-cell>
          <table:table-cell office:value-type="string">
            <text:p>Közszolgáltató</text:p>
          </table:table-cell>
          <table:table-cell office:value-type="string">
            <text:p>Földgáz tárolása és közszolgáltatás nyújtása céljából működtetett helyhez kötött hálózatok gázzal történő ellátása</text:p>
          </table:table-cell>
          <table:table-cell office:value-type="string">
            <text:p>http://www.kozbeszerzes.hu/ertesito/pdf/portal_1084_2018/</text:p>
          </table:table-cell>
          <table:table-cell office:value-type="string">
            <text:p>http://kba.kozbeszerzes.hu/apex/f?p=103:52:::::P52_KE_SZAM:1084/2018</text:p>
          </table:table-cell>
          <table:table-cell office:value-type="string">
            <text:p>Magyar Földgáztároló Zártkör&amp;#369;en M&amp;#369;köd&amp;#337; Részvénytársaság </text:p>
          </table:table-cell>
          <table:table-cell office:value-type="string">
            <text:p>AK19661 </text:p>
          </table:table-cell>
          <table:table-cell office:value-type="string">
            <text:p>Váci út 144 -150. </text:p>
          </table:table-cell>
          <table:table-cell office:value-type="string">
            <text:p>Budapest </text:p>
          </table:table-cell>
          <table:table-cell office:value-type="string">
            <text:p>HU110 </text:p>
          </table:table-cell>
          <table:table-cell office:value-type="string">
            <text:p>1138 </text:p>
          </table:table-cell>
          <table:table-cell office:value-type="string">
            <text:p>Magyarország </text:p>
          </table:table-cell>
          <table:table-cell office:value-type="string">
            <text:p>dr. Nagy László Gábor </text:p>
          </table:table-cell>
          <table:table-cell office:value-type="string">
            <text:p>+36 307794151 </text:p>
          </table:table-cell>
          <table:table-cell office:value-type="string">
            <text:p>kozbeszerzes@mfgt.hu </text:p>
          </table:table-cell>
          <table:table-cell office:value-type="string">
            <text:p>+36 13547045 </text:p>
          </table:table-cell>
          <table:table-cell office:value-type="string">
            <text:p>www.magyarfoldgaztarolo.hu </text:p>
          </table:table-cell>
          <table:table-cell office:value-type="string">
            <text:p>www.magyarfoldgaztarolo.hu </text:p>
          </table:table-cell>
          <table:table-cell office:value-type="string">
            <text:p>www.magyarfoldgaztarolo.hu </text:p>
          </table:table-cell>
          <table:table-cell office:value-type="string">
            <text:p>[' Iparbiztonsági és tűzvédelmi szolgáltatás 3 éves időtartamban ', ' MFGT/007/2017 ']</text:p>
          </table:table-cell>
          <table:table-cell office:value-type="string">
            <text:p>[' Vállalkozási keretszerződés a Magyar Földgáztároló Zrt. működési területén a szerződéskötéstől számított 3 éves időtartamra az Iparbiztonsági és tűzvédelmi szolgáltatói tevékenység komplex ellátására.', 'A részletes műszaki tartalom az ajánlattételi dokumentum műszaki mellékletében kerül meghatározásra. ']</text:p>
          </table:table-cell>
          <table:table-cell office:value-type="string">
            <text:p>[' nem ']</text:p>
          </table:table-cell>
          <table:table-cell office:value-type="string">
            <text:p>[' 70000000 ', ' HUF ']</text:p>
          </table:table-cell>
          <table:table-cell office:value-type="string">
            <text:p>[]</text:p>
          </table:table-cell>
          <table:table-cell office:value-type="string">
            <text:p>[' HU ', ' Magyarország, a Magyar Földgáztároló Zrt. által üzemeltetett földalatti gáztárolók és hivatali központ ']</text:p>
          </table:table-cell>
          <table:table-cell office:value-type="string">
            <text:p>[' Vállalkozási keretszerződés a Magyar Földgáztároló Zrt. működési területén a szerződéskötéstől számított 3 éves időtartamra az Iparbiztonsági és tűzvédelmi szolgáltatói tevékenység komplex ellátására.', 'A részletes műszaki tartalom az ajánlattételi dokumentum műszaki mellékletében kerül meghatározásra. ']</text:p>
          </table:table-cell>
          <table:table-cell office:value-type="string">
            <text:p>[]</text:p>
          </table:table-cell>
          <table:table-cell office:value-type="string">
            <text:p>[' nem ']</text:p>
          </table:table-cell>
          <table:table-cell office:value-type="string">
            <text:p>[]</text:p>
          </table:table-cell>
          <table:table-cell office:value-type="string">
            <text:p>[' nem ']</text:p>
          </table:table-cell>
          <table:table-cell office:value-type="string">
            <text:p>[' 1 ', ' Iparbiztonsági és tűzvédelmi szolgáltatás 3 éves időtartamban ', ' igen ', ' 2017/10/27 ', ' 3 ', ' 3 ', ' 0 ', ' 0 ', ' 0 ', ' nem ', ' PROFES Környezetbiztonsági Programiroda Kft. ', ' Árpád út 21. 1. em. 4. ', ' Budapest ', ' HU110 ', ' 1042 ', ' HU ', ' 11875637-2-41 ', ' igen ', ' 70000000 ', ' 70000000 ', ' HUF ', ' 1 ', ' IMSYS Mérnöki Szolgáltató Kft. ', ' Mozaik u. 14/A. ', ' Budapest ', ' HU110 ', ' 1033 ', ' HU ', ' 12157817-2-41 ', ' Hungária Veszélyesáru Mérnöki Iroda Kft. ', ' Üllői út 365. ', ' Budapest ', ' HU110 ', ' 1181 ', ' HU ', ' 12612873-2-43 ', ' PROFES Környezetbiztonsági Programiroda Kft. ', ' Árpád út 21. 1. em. 4. ', ' Budapest ', ' HU110 ', ' 1042 ', ' HU ', ' 11875637-2-41 ', ' 2017/06/07 ', ' 1) A nyertes ajánlattevő kis- és középvállalkozásokról, fejlődésük támogatásáról szóló törvény szerinti minősítése: kisvállalkozás.', '2) A beszerzés tárgyának jellegére tekintettel a közbeszerzési eljárás során szociális szempontok nem kerültek figyelembe vételre. ', ' 2018/01/31 ']</text:p>
          </table:table-cell>
          <table:table-cell office:value-type="string">
            <text:p><text:s/>2017/10/27 </text:p>
          </table:table-cell>
          <table:table-cell office:value-type="string">
            <text:p>Volt</text:p>
          </table:table-cell>
          <table:table-cell office:value-type="string">
            <text:p><text:s/>PROFES Környezetbiztonsági Programiroda Kft. </text:p>
          </table:table-cell>
          <table:table-cell/>
          <table:table-cell office:value-type="string">
            <text:p><text:s/>Árpád út 21. 1. em. 4. </text:p>
          </table:table-cell>
          <table:table-cell office:value-type="string">
            <text:p><text:s/>Budapest </text:p>
          </table:table-cell>
          <table:table-cell office:value-type="string">
            <text:p><text:s/>HU110 </text:p>
          </table:table-cell>
          <table:table-cell office:value-type="string">
            <text:p><text:s/>1042 </text:p>
          </table:table-cell>
          <table:table-cell office:value-type="string">
            <text:p><text:s/>HU </text:p>
          </table:table-cell>
          <table:table-cell table:number-columns-repeated="4"/>
          <table:table-cell office:value-type="string">
            <text:p><text:s/>11875637-2-41 </text:p>
          </table:table-cell>
          <table:table-cell/>
          <table:table-cell office:value-type="float" office:value="70000000">
            <text:p>70000000</text:p>
          </table:table-cell>
          <table:table-cell office:value-type="string">
            <text:p><text:s/>HUF </text:p>
          </table:table-cell>
          <table:table-cell table:number-columns-repeated="965"/>
        </table:table-row>
        <table:table-row table:style-name="ro1">
          <table:table-cell office:value-type="string">
            <text:p>1088/2018</text:p>
          </table:table-cell>
          <table:table-cell office:value-type="string">
            <text:p>2018/19</text:p>
          </table:table-cell>
          <table:table-cell office:value-type="string">
            <text:p>Eljárást megindító felhívás Közbeszerzési Értesítőben történt közzététele nélkül odaítélt szerződés az alább felsorolt esetekben A Kbt. 115. § szerinti nyílt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5. § szerinti nyílt eljárás</text:p>
          </table:table-cell>
          <table:table-cell office:value-type="string">
            <text:p>2018.01.26.</text:p>
          </table:table-cell>
          <table:table-cell office:value-type="string">
            <text:p>1088/2018</text:p>
          </table:table-cell>
          <table:table-cell office:value-type="string">
            <text:p>45000000-7</text:p>
          </table:table-cell>
          <table:table-cell office:value-type="string">
            <text:p>Egri Szakképzési Centrum</text:p>
          </table:table-cell>
          <table:table-cell office:value-type="string">
            <text:p>Építési beruházás</text:p>
          </table:table-cell>
          <table:table-cell/>
          <table:table-cell office:value-type="string">
            <text:p>Benus György e.v.</text:p>
          </table:table-cell>
          <table:table-cell office:value-type="string">
            <text:p>Általános közigazgatás</text:p>
          </table:table-cell>
          <table:table-cell office:value-type="string">
            <text:p>Általános <text:s/>közigazgatás</text:p>
          </table:table-cell>
          <table:table-cell office:value-type="string">
            <text:p>http://www.kozbeszerzes.hu/ertesito/pdf/portal_1088_2018/</text:p>
          </table:table-cell>
          <table:table-cell office:value-type="string">
            <text:p>http://kba.kozbeszerzes.hu/apex/f?p=103:52:::::P52_KE_SZAM:1088/2018</text:p>
          </table:table-cell>
          <table:table-cell office:value-type="string">
            <text:p>Egri Szakképzési Centrum </text:p>
          </table:table-cell>
          <table:table-cell office:value-type="string">
            <text:p>AK23230 </text:p>
          </table:table-cell>
          <table:table-cell office:value-type="string">
            <text:p>Kertész utca 128. </text:p>
          </table:table-cell>
          <table:table-cell office:value-type="string">
            <text:p>Eger </text:p>
          </table:table-cell>
          <table:table-cell office:value-type="string">
            <text:p>HU312 </text:p>
          </table:table-cell>
          <table:table-cell office:value-type="string">
            <text:p>3300 </text:p>
          </table:table-cell>
          <table:table-cell office:value-type="string">
            <text:p>Magyarország </text:p>
          </table:table-cell>
          <table:table-cell office:value-type="string">
            <text:p>Fábri Eufrozina </text:p>
          </table:table-cell>
          <table:table-cell office:value-type="string">
            <text:p>0636769081 </text:p>
          </table:table-cell>
          <table:table-cell office:value-type="string">
            <text:p>egriszakkepzesicentrum@gmail.com </text:p>
          </table:table-cell>
          <table:table-cell office:value-type="string">
            <text:p>- </text:p>
          </table:table-cell>
          <table:table-cell table:number-columns-repeated="3"/>
          <table:table-cell office:value-type="string">
            <text:p>[' Tetőcsere az Egri SZC Március 15. Középiskolája és Kollégiuma tornatermében ']</text:p>
          </table:table-cell>
          <table:table-cell office:value-type="string">
            <text:p>[' Tetőcsere az Egri SZC Március 15. Középiskolája és Kollégiuma tornatermében ']</text:p>
          </table:table-cell>
          <table:table-cell office:value-type="string">
            <text:p>[' nem ']</text:p>
          </table:table-cell>
          <table:table-cell office:value-type="string">
            <text:p>[' 28.058.740 ', ' HUF ']</text:p>
          </table:table-cell>
          <table:table-cell office:value-type="string">
            <text:p>[]</text:p>
          </table:table-cell>
          <table:table-cell office:value-type="string">
            <text:p>[' HU312 ', ' 3024 Lőrinci, Kastélykert. (Zagyvaszántó 09/4 hrsz) ']</text:p>
          </table:table-cell>
          <table:table-cell office:value-type="string">
            <text:p>[' A „Tetőcsere az Egri SZC Március 15. Középiskolája és Kollégiuma tornatermében” a műszaki leírásban, az árazatlan költségvetésben és a szerződéstervezetben foglaltaknak megfelelően. ', 'Mennyiség: Műszaki leírásban meghatározottaknak megfelelően. ', 'Főbb mennyiségek:', 'ÁCSMUNKA', 'Tetőhöz tartozó ácsszerkezet építése 806 m2', 'Süllyesztett csatornához tartozó ácsszerkezet építése 85,3 m2', 'Atikafalhoz tartozó ácsszerkezet beépítése 35m2', 'Deszkázat készítése 855 m2', 'Tetőszerkezet szigetelése 806 m2', 'Tetőszerkezet fóliázása, ellenlécezése 806 m2', 'BÁDOGOS MUNKA ', 'Állókorcos fémlemezfedés 806m2', 'Homlokzatburkolat gyártása,szerelése 14m2', 'Falszegély gyártása, szerelése 143,4fm', 'Süllyeszett csatorna gyártása, szerelése 85,3fm', 'Eresszegély gyártása,szerelése 170fm', 'Cseppentőszegély gyártása, szerelése 170fm', 'Perforáltlemez gyártása, szerelése 170fm', 'Állókorcos lemezfedéshez kapcsiolódó perforált lemez 143,4fm', 'Kéményszellőzők szegélyezése 3db', 'Kétvizoros falfedés gyártása, szerelése 123,2fm', 'Kétvizoros falfedéshez kapcsolódó rögzítőszegély 246,4fm', 'Bitumenes lemez és hozzákapcsolódó szigetelés bontása, szállítása 476m2', 'további mennyiségek a műszaki leírásban és árazatlan költségvetésben foglaltaknak megfelelően. ']</text:p>
          </table:table-cell>
          <table:table-cell office:value-type="string">
            <text:p>[' 1\xa0Jótállás időtartama (60-84 hónap között)\xa020', '2\xa0A jótállási időszak tartamán belül bármely a Megrendelő által felismert hiba Vállalkozó általi orvoslásának megkezdési időpontja, a bejelentést követően (minimum 1 munkanap, maximum 5 munkanap) - kisz\xa010 ', ' Ajánlati ár (nettó HUF) ', ' 70 ']</text:p>
          </table:table-cell>
          <table:table-cell office:value-type="string">
            <text:p>[' nem ']</text:p>
          </table:table-cell>
          <table:table-cell office:value-type="string">
            <text:p>[]</text:p>
          </table:table-cell>
          <table:table-cell office:value-type="string">
            <text:p>[' nem ']</text:p>
          </table:table-cell>
          <table:table-cell office:value-type="string">
            <text:p>[' 1 ', ' 1 ', ' A jótállási időszak tartamán belül bármely a Megrendelő által felismert hiba Vállalkozó általi orvoslásának megkezdési időpontja, a bejelentést követően (minimum 1 munkanap, maximum 5 munkanap) - kiszállási idő ', ' igen ', ' 2018/01/11 ', ' 2 ', ' 2 ', ' 0 ', ' 0 ', ' 0 ', ' nem ', ' Benus György e.v. ', ' Hunyadi út 19. ', ' Szarvasgede ', ' HU313 ', ' 3051 ', ' HU ', ' - ', ' 64387338-2-32 ', ' nem ', ' 25.795.635 ', ' 28.058.740 ', ' HUF ', ' HU ', ' nem ', ' nem ', ' Benus György e.v. ', ' Hunyadi út 19. ', ' Szarvasgede ', ' HU313 ', ' 3051 ', ' HU ', ' 64387338-2-32 ', ' EGER „kas” Épületkarbantartó és Szigetelő Kft. ', ' Meder u. 26. ', ' Eger ', ' HU312 ', ' 3300 ', ' HU ', ' 10472293-2-10 ', ' 2017/10/03 ', ' 2018/01/25 ']</text:p>
          </table:table-cell>
          <table:table-cell office:value-type="string">
            <text:p><text:s/>2018/01/11 </text:p>
          </table:table-cell>
          <table:table-cell office:value-type="string">
            <text:p>Volt</text:p>
          </table:table-cell>
          <table:table-cell office:value-type="string">
            <text:p><text:s/>Benus György e.v. </text:p>
          </table:table-cell>
          <table:table-cell/>
          <table:table-cell office:value-type="string">
            <text:p><text:s/>Hunyadi út 19. </text:p>
          </table:table-cell>
          <table:table-cell office:value-type="string">
            <text:p><text:s/>Szarvasgede </text:p>
          </table:table-cell>
          <table:table-cell office:value-type="string">
            <text:p><text:s/>HU313 </text:p>
          </table:table-cell>
          <table:table-cell office:value-type="string">
            <text:p><text:s/>3051 </text:p>
          </table:table-cell>
          <table:table-cell office:value-type="string">
            <text:p><text:s/>HU </text:p>
          </table:table-cell>
          <table:table-cell table:number-columns-repeated="3"/>
          <table:table-cell office:value-type="string">
            <text:p><text:s/>- </text:p>
          </table:table-cell>
          <table:table-cell office:value-type="string">
            <text:p><text:s/>64387338-2-32 </text:p>
          </table:table-cell>
          <table:table-cell/>
          <table:table-cell office:value-type="float" office:value="28058740">
            <text:p>28058740</text:p>
          </table:table-cell>
          <table:table-cell office:value-type="string">
            <text:p><text:s/>HUF </text:p>
          </table:table-cell>
          <table:table-cell table:number-columns-repeated="965"/>
        </table:table-row>
        <table:table-row table:style-name="ro1">
          <table:table-cell office:value-type="string">
            <text:p>1091/2018</text:p>
          </table:table-cell>
          <table:table-cell office:value-type="string">
            <text:p>2018/21</text:p>
          </table:table-cell>
          <table:table-cell office:value-type="string">
            <text:p>Eljárást megindító felhívás Közbeszerzési Értesítőben történt közzététele nélkül odaítélt szerződés az alább felsorolt esetekben A Kbt. 113. § szerinti nyílt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3. § szerinti nyílt eljárás</text:p>
          </table:table-cell>
          <table:table-cell office:value-type="string">
            <text:p>2018.01.30.</text:p>
          </table:table-cell>
          <table:table-cell office:value-type="string">
            <text:p>1091/2018</text:p>
          </table:table-cell>
          <table:table-cell office:value-type="string">
            <text:p>45210000-2</text:p>
          </table:table-cell>
          <table:table-cell office:value-type="string">
            <text:p>Készenléti Rendőrség</text:p>
          </table:table-cell>
          <table:table-cell office:value-type="string">
            <text:p>Építési beruházás</text:p>
          </table:table-cell>
          <table:table-cell/>
          <table:table-cell office:value-type="string">
            <text:p>Jánosik és Társai Kft.</text:p>
          </table:table-cell>
          <table:table-cell office:value-type="string">
            <text:p>Központi szintű</text:p>
          </table:table-cell>
          <table:table-cell office:value-type="string">
            <text:p>Közrend és biztonság</text:p>
          </table:table-cell>
          <table:table-cell office:value-type="string">
            <text:p>http://www.kozbeszerzes.hu/ertesito/pdf/portal_1091_2018/</text:p>
          </table:table-cell>
          <table:table-cell office:value-type="string">
            <text:p>http://kba.kozbeszerzes.hu/apex/f?p=103:52:::::P52_KE_SZAM:1091/2018</text:p>
          </table:table-cell>
          <table:table-cell office:value-type="string">
            <text:p>Készenléti Rend&amp;#337;rség </text:p>
          </table:table-cell>
          <table:table-cell office:value-type="string">
            <text:p>AK15408 </text:p>
          </table:table-cell>
          <table:table-cell office:value-type="string">
            <text:p>Kerepesi út 47-49. </text:p>
          </table:table-cell>
          <table:table-cell office:value-type="string">
            <text:p>Budapest </text:p>
          </table:table-cell>
          <table:table-cell office:value-type="string">
            <text:p>HU110 </text:p>
          </table:table-cell>
          <table:table-cell office:value-type="string">
            <text:p>1101 </text:p>
          </table:table-cell>
          <table:table-cell office:value-type="string">
            <text:p>Magyarország </text:p>
          </table:table-cell>
          <table:table-cell office:value-type="string">
            <text:p>Dr. Balogh János </text:p>
          </table:table-cell>
          <table:table-cell office:value-type="string">
            <text:p>+36 14607181 </text:p>
          </table:table-cell>
          <table:table-cell office:value-type="string">
            <text:p>kozbeszerzes@kr.police.hu </text:p>
          </table:table-cell>
          <table:table-cell office:value-type="string">
            <text:p>+36 14607102 </text:p>
          </table:table-cell>
          <table:table-cell office:value-type="string">
            <text:p>www.police.hu/kr </text:p>
          </table:table-cell>
          <table:table-cell office:value-type="string">
            <text:p>www.police.hu/kr </text:p>
          </table:table-cell>
          <table:table-cell office:value-type="string">
            <text:p>www.police.hu/kr </text:p>
          </table:table-cell>
          <table:table-cell office:value-type="string">
            <text:p>[' Vállalkozási szerződés keretében a „BBA-6.3.1-2015-00001 azonosító számú, Közép-európai CBRN-E Kiképző Központ létrehozása” Készenléti Rendőrség V. - V/A. számú épület felújítása és átalakítása, valamint XV. számú épület felújítása és átalakítása ']</text:p>
          </table:table-cell>
          <table:table-cell office:value-type="string">
            <text:p>[' Vállalkozási szerződés keretében a „BBA-6.3.1-2015-00001 azonosító számú, Közép-európai CBRN-E Kiképző Központ létrehozása” Készenléti Rendőrség V. - V/A. számú épület felújítása és átalakítása, valamint XV. számú épület felújítása és átalakítása ']</text:p>
          </table:table-cell>
          <table:table-cell office:value-type="string">
            <text:p>[' nem ']</text:p>
          </table:table-cell>
          <table:table-cell office:value-type="string">
            <text:p>[' 448720000 ', ' HUF ']</text:p>
          </table:table-cell>
          <table:table-cell office:value-type="string">
            <text:p>[]</text:p>
          </table:table-cell>
          <table:table-cell office:value-type="string">
            <text:p>[' HU11 ', ' 1101 Budapest, Kerepesi út 47-49. ']</text:p>
          </table:table-cell>
          <table:table-cell office:value-type="string">
            <text:p>[' Vállalkozási szerződés keretében a „BBA-6.3.1-2015-00001 azonosító számú, Közép-európai CBRN-E Kiképző Központ létrehozása” Készenléti Rendőrség V. - V/A. számú épület felújítása és átalakítása, valamint XV. számú épület felújítása és átalakítása', 'Építési helyszín: Készenléti Rendőrség', '1101 Budapest, Kerepesi út 47-49.', 'V. - V/A. számú épület felújítása és átalakítása.', 'Az építtető telephelyén lévő V- V/A. számú épület átalakítását és felújítását tervezi. ', 'A kiképzési helyiségeket tartalmazó épület rendeltetése nem változik, de teljeskörű korszerűsítésen fog átesni, amely érinti a belső terület 70%-t valamint a teljes külső homlokzatot és tetőszerkezetet, az épület körüli burkolatot, illetve a közműveket.', 'Az V.-V/A. számú épületek egységesen kezelendők, részekre bontás nélkül a Tűzszerész Szolgálat Kiképző Központjának célfeladataira kerülnek használatra. ', 'Az V/A. és VI/B. számú épületek közötti területen egy ~ 160 m2-es, acélszerkezetű, polikarbonát fedésű fedett rész kerül taktikai térként kialakításra, valamint hat konténerből álló taktikai gyakorló pálya kerül telepítésre. A kivitelezés során az épület körüli burkolatok, illetve az érintett közművek felújítása részlegesen megtörténik.', 'Az épület V/A felé eső része került felújításra, a kiviteli tervek alapján.', 'Az épület rendeltetése: oktató-és irodaépület ', 'Az épület építési jellege: Hagyományos építési módban készült, nagyméretű tégla falazattal, poroszsüveg boltozatú födémszerkezetekkel, lapostetős kialakítással.', 'Az épület szintjeinek száma: Földszint', 'Az épület alapterülete:', 'Földszint:', 'Új épületrész: 155,9 m2', 'Átalakítandó épületrész: 392 m2', 'Változatlan épületrész: 240,57 m2', 'Összesen: 788,47 m2', 'XV. számú épület felújítása és átalakítása.', 'Az építtető a telephelyén lévő XV. számú épület átalakítását és felújítását tervezi. A korábbi szálláshely és iroda, oktató helyiségeket tartalmazó épület rendeltetése nem változik, de teljeskörű korszerűsítésen fog átesni, amely érinti a teljes belső területet valamint a teljes külső homlokzatot és tetőszerkezetet, az épület körüli burkolatot, illetve a közműveket.', 'Az épület egy központi, tágas orsóteres lépcsőházra és ebből nyíló középfolyosós rendszerre szerveződik.', 'Az épület és környezetének felújítása a kiviteli tervek szerint.', 'Az épület rendeltetése: szálláshely, iroda és oktató épület', 'Az épület építési jellege: Az épület részben alápincézett, szigeteletlen földszint, I. és II. emeleti beépítetlen padlástér résszel. Hagyományos építési módban készült, kis és nagyméretű tégla falazattal, poroszsüveg boltozatú födémszerkezetekkel, fa fedélszerkezettel, cserépfedés héjazattal. Az épület közepes állapotú, jelenleg használaton kívüli.', 'Az épület szintjeinek száma: pinceszint + földszint + 2 emelet ', 'Az épület alapterülete: ', 'Pince: 66,99 m2', 'Földszint 131,74 m2', 'I. emelet: 155,34 m2', 'II. emelet: 132,67 m2', 'Összesen: 486,74 m2 ']</text:p>
          </table:table-cell>
          <table:table-cell office:value-type="string">
            <text:p>[' 1\xa0Az M/2 a) alkalmassági körben bemutatott szakember felelős műszaki vezetőként (építési szakterület) szerzett tapasztalata hónapokban kifejezve \xa08', '2\xa0Az M/2 b) alkalmassági körben bemutatott szakember felelős műszaki vezetőként (építménygépészeti szakterület) szerzett tapasztalata hónapokban kifejezve \xa08', '3\xa0Az M/2 c) alkalmassági körben bemutatott szakember felelős műszaki vezetőként (építményvillamossági szakterület) szerzett tapasztalata hónapokban kifejezve \xa07', '4\xa0Az M/2 d) alkalmassági körben bemutatott szakember felelős műszaki vezetőként (mélyépítési szakterület) szerzett tapasztalata hónapokban kifejezve\xa07 ', ' Nettó vállalkozói díj tartalékkeret nélkül (a teljes építési beruházásra vonatkozó - tartalékkeret és általános forgalmi adó nélkül számított - vállalkozói díj HUF-ban kifejezve) ', ' 70 ']</text:p>
          </table:table-cell>
          <table:table-cell office:value-type="string">
            <text:p>[' igen ', ' Opciós tételek:', '1. opció tétel az V.-V/A. épület vonatkozásában a főépítészi állásfoglalásban foglaltaknak megfelelően az V/A. és VI/B. épület közé tervezett taktikai udvar szálcement burkolatának elkészítése, ami az eresz magasságában 1,15 m magas. A műszaki leírás részét képezi az ÉKL-01, valamint az ÉK-03 látványterv (a homlokzaton a 9-es jelölés), amelyről beazonosítható, Equiton natura néven. Ugyancsak az opciós tétel részét képezi az építőmesteri költségvetés 45, 46-os munkalapján található, az ÉKL-04-es látványterven látszódó, V. épület bejárati ajtaja előtti előtető, új lépcsővel. ', '2. opciós tétel az V.-V/A. épület vonatkozásában a falak festése második rétegben ', '3. opciós tétel az V.-V/A. épület vonatkozásában burkolatok megépítésének 2. üteme, valamint a délnyugati területen új útburkolat építése', '4. opciós tétel a XV. épület vonatkozásában: falak festése második rétegben ', '5. opciós tétel a XV. épület vonatkozásában parkolóhelyek kialakítására, valamint az aszfaltréteg kopócseréje', 'Ajánlatkérő fenntartja a jogot, hogy a műszaki leírásban opcionális tételeket a szerződéskötést követően egyoldalú nyilatkozattal - opciós tételenként egyenként vagy együtt - megrendelje, amennyiben a pénzügyi fedezete rendelkezésre áll. ', 'Opció lehívásának legkésőbbi időpontja: szerződéskötést követő 60 napon belül. ']</text:p>
          </table:table-cell>
          <table:table-cell office:value-type="string">
            <text:p>[]</text:p>
          </table:table-cell>
          <table:table-cell office:value-type="string">
            <text:p>[' igen ', ' Belső Biztonsági Alap (BBA) BBA-6.3.1-2015-00001 ']</text:p>
          </table:table-cell>
          <table:table-cell office:value-type="string">
            <text:p>[' 1 ', ' 1 ', ' Vállalkozási szerződés keretében a „BBA-6.3.1-2015-00001 azonosító számú, Közép-európai CBRN-E Kiképző Központ létrehozása” Készenléti Rendőrség V. - V/A. számú épület felújítása és átalakítása, valamint XV. számú épület felújítása és átalakítása ', ' igen ', ' 2018/01/12 ', ' 4 ', ' 3 ', ' 0 ', ' 0 ', ' 0 ', ' nem ', ' Jánosik és Társai Kft. ', ' Attila u. 34. ', ' Budapest ', ' HU11 ', ' 1047 ', ' HU ', ' 211066901-2-41 ', ' nem ', ' 382555527 ', ' 448720000 ', ' HUF ', ' nem ', ' nem ', ' Gazsi és Gazsi Kft. ', ' Kátai u. 47. ', ' Tápiószecső ', ' HU12 ', ' 2251 ', ' HU ', ' 212049260-2-13 ', ' Jánosik és Társai Kft. ', ' Attila u. 34. ', ' Budapest ', ' HU11 ', ' 1047 ', ' HU ', ' 11066901-2-41 ', ' Gesztelyi Építőipari Szolgáltató és Kereskedelmi Zrt. ', ' Ady Endre u. 40. ', ' Budapest ', ' HU11 ', ' 1158 ', ' HU ', ' 12358427-2-42 ', ' ARTemisz &amp; Sofia Építőipari Kft. konzorcium vezető és Denco Kft. konzorciumi tag ', ' Szépvölgyi út 41. ', ' Budapest ', ' HU11 ', ' 1037 ', ' HU ', ' 24868167-2-41, 12467006-2-13 ', ' 2017/09/06 ', ' A legjobb ár-érték arányú nyertes ajánlat kihirdetéséhez szükséges többletfedezet a BMBA/91-42/2017. iktatószámú támogatói döntés alapján Ajánlatkérő rendelkezésére áll. ', ' 2018/01/17 ']</text:p>
          </table:table-cell>
          <table:table-cell office:value-type="string">
            <text:p><text:s/>2018/01/12 </text:p>
          </table:table-cell>
          <table:table-cell office:value-type="string">
            <text:p>Volt</text:p>
          </table:table-cell>
          <table:table-cell office:value-type="string">
            <text:p><text:s/>Jánosik és Társai Kft. </text:p>
          </table:table-cell>
          <table:table-cell/>
          <table:table-cell office:value-type="string">
            <text:p><text:s/>Attila u. 34. </text:p>
          </table:table-cell>
          <table:table-cell office:value-type="string">
            <text:p><text:s/>Budapest </text:p>
          </table:table-cell>
          <table:table-cell office:value-type="string">
            <text:p><text:s/>HU11 </text:p>
          </table:table-cell>
          <table:table-cell office:value-type="string">
            <text:p><text:s/>1047 </text:p>
          </table:table-cell>
          <table:table-cell office:value-type="string">
            <text:p><text:s/>HU </text:p>
          </table:table-cell>
          <table:table-cell table:number-columns-repeated="4"/>
          <table:table-cell office:value-type="string">
            <text:p><text:s/>211066901-2-41 </text:p>
          </table:table-cell>
          <table:table-cell/>
          <table:table-cell office:value-type="float" office:value="448720000">
            <text:p>448720000</text:p>
          </table:table-cell>
          <table:table-cell office:value-type="string">
            <text:p><text:s/>HUF </text:p>
          </table:table-cell>
          <table:table-cell table:number-columns-repeated="965"/>
        </table:table-row>
        <table:table-row table:style-name="ro1">
          <table:table-cell office:value-type="string">
            <text:p>1110/2018</text:p>
          </table:table-cell>
          <table:table-cell office:value-type="string">
            <text:p>2018/23</text:p>
          </table:table-cell>
          <table:table-cell office:value-type="string">
            <text:p>Építési beruházás</text:p>
          </table:table-cell>
          <table:table-cell office:value-type="string">
            <text:p>Tájékoztató az eljárás eredményéről/2015 EUHL</text:p>
          </table:table-cell>
          <table:table-cell office:value-type="string">
            <text:p>Nyílt eljárás</text:p>
          </table:table-cell>
          <table:table-cell office:value-type="string">
            <text:p>2018.02.01.</text:p>
          </table:table-cell>
          <table:table-cell office:value-type="string">
            <text:p>1110/2018</text:p>
          </table:table-cell>
          <table:table-cell office:value-type="string">
            <text:p>45212000-6</text:p>
          </table:table-cell>
          <table:table-cell office:value-type="string">
            <text:p>Kaposvár Megyei Jogú Város Önkormányzata</text:p>
          </table:table-cell>
          <table:table-cell office:value-type="string">
            <text:p>HU232</text:p>
          </table:table-cell>
          <table:table-cell/>
          <table:table-cell office:value-type="string">
            <text:p>SZEMECO SZAKIPARI Kft.;Horváth Építőmester Zrt.</text:p>
          </table:table-cell>
          <table:table-cell office:value-type="string">
            <text:p>Regionális vagy helyi hatóság</text:p>
          </table:table-cell>
          <table:table-cell office:value-type="string">
            <text:p>Általános közszolgáltatások</text:p>
          </table:table-cell>
          <table:table-cell office:value-type="string">
            <text:p>http://www.kozbeszerzes.hu/ertesito/pdf/portal_1110_2018/</text:p>
          </table:table-cell>
          <table:table-cell office:value-type="string">
            <text:p>http://kba.kozbeszerzes.hu/apex/f?p=103:52:::::P52_KE_SZAM:1110/2018</text:p>
          </table:table-cell>
          <table:table-cell office:value-type="string">
            <text:p>Kaposvár Megyei Jogú Város Önkormányzata </text:p>
          </table:table-cell>
          <table:table-cell office:value-type="string">
            <text:p>AK03639 </text:p>
          </table:table-cell>
          <table:table-cell office:value-type="string">
            <text:p>Kossuth tér 1. </text:p>
          </table:table-cell>
          <table:table-cell office:value-type="string">
            <text:p>Kaposvár </text:p>
          </table:table-cell>
          <table:table-cell office:value-type="string">
            <text:p>HU232 </text:p>
          </table:table-cell>
          <table:table-cell office:value-type="string">
            <text:p>7400 </text:p>
          </table:table-cell>
          <table:table-cell office:value-type="string">
            <text:p>Magyarország </text:p>
          </table:table-cell>
          <table:table-cell office:value-type="string">
            <text:p>dr. Mach Tamás </text:p>
          </table:table-cell>
          <table:table-cell office:value-type="string">
            <text:p>+36 82501501 </text:p>
          </table:table-cell>
          <table:table-cell office:value-type="string">
            <text:p>palyref2@kaposvar.hu </text:p>
          </table:table-cell>
          <table:table-cell office:value-type="string">
            <text:p>+36 82501586 </text:p>
          </table:table-cell>
          <table:table-cell office:value-type="string">
            <text:p>www.kaposvar.hu </text:p>
          </table:table-cell>
          <table:table-cell office:value-type="string">
            <text:p>www.kaposvar.hu </text:p>
          </table:table-cell>
          <table:table-cell office:value-type="string">
            <text:p>www.kaposvar.hu </text:p>
          </table:table-cell>
          <table:table-cell office:value-type="string">
            <text:p>[' TOP-6.3.2 Vállalkozási szerződés a Kaposvár egykori Kórház déli tömbrekonstrukciója, kulturális és környezettudatos fejlesztését célzó munkákra az engedélyezési és kivitelezési tervek elkészítésével e ']</text:p>
          </table:table-cell>
          <table:table-cell office:value-type="string">
            <text:p>[' Kaposvár, Kórház Déli tömb projekt fejlesztéssel érintett területén épületek elbontása, a központi labor-kápolna kivételével.', 'Kaposvár Kórház déli tömb területén ÖKO-OKO-s park kialakítása szabadtéri nézőtérrel, térrendezéssel; Bajcsy-Zs. utca átépítése, déli oldali sétány kialakítása, helyi védettség alatt álló kápolnaépület hasznosítása, játszótér és játszótéri kiszolgáló épület építése', 'Park kialakítása', 'Az ideggyógyászat (3. sz. épület) és a szemészet (7. sz. épület) elbontását követően kialakuló cca. 7.480 m2 területen park tervezett egy 715 m2 vízfelületű, 1150 m2- fóliaszigeteléssel rendelkező, vb szerkezetű medencével („tó”) keringető-szűrő-levegőztető rendszerrel, fa stéggel, kút fúrása 110 m talpmélységgel szükséges egyéb létesítményekkel, tereprendezési munkák és burkolatépítés részben elemes térkőburkolatból, részben vízáteresztő burkolattal és zöldfelületek kialakítása széles süllyesztett szegéllyel, helyenként ülőtámfalként kialakítva.', 'Bajcsy-Zs. utcán sétány kialakítása', 'Az érintett utcaszakasz jelenleg a közforgalom elől elzárt, azon csak a gyalogosok haladhatnak keresztül. A tárgyi beruházással mellett -másik beruházásként - megújul az utca közműhálózata és aszfalt burkolata, felfestik a déli oldali parkolókat. ', 'Kápolna épület hasznosítása bábszínházként', 'A 19. század végén épült és a XX. század közepén emeletesre bővített épület felújítása, átalakítása és bővítése bábszínház kialakításának céljából. Az épület jelenleg, és 374 m2 alapterületű alagsor+földszint+emelet kialakítású, hagyományos építési technológiával felépített falazott szerkezetű feltehetőleg acélgerendás födém szerkezetű, ácsolt tetőszerkezetű épület. A tervezői költségbecslés alapján 285.000.000,- Ft a kivitelezés költsége.', 'Játszótér építése kiszolgáló épülettel', 'A területen található földszintes épületek (faház 12., volt vérvétel 13.) bontást követően kialakuló védett, cca. 1.400 m2-es telekrészen kerítéssel elválasztott figurás játszópark kialakítása tervezett. A területen összesen 31 db - amelyből 15 darab interaktív szemléletformáló eszköz - egyedileg készített és szabványosított játszóeszközt kell elhelyezni, meg kell oldani a terület csapadékvíz elvezetését, ki kell alakítani a terven jelölt szükséges ütéscsillapításokat és egyéb burkolati felületeket összesen 987 m2 -en és meg kell oldani a játszótér térvilágítását. A területen körben új kerítést kell építeni, árnyékolót (napvitorlát) és utcabútorokat elhelyezni - a terven jelölt helyeken és mennyiségben. Feladat a játszótér kertészeti munkáinak elvégzése és öntözőrendszer telepítése.', 'A szerződés keretében ellátandó feladatok fő elemei:', '- engedélyezési dokumentáció elkészítése;', '- valamennyi, a megvalósításhoz szükséges engedély beszerzése;', '- minden szakágra kiterjedő kivitelezési tervdokumentáció készíttetése;', '- teljeskörű kivitelezési munka.', 'Az épületek bontása során 19.268 m3 mennyiségű anyag kerül elbontásra.', 'A kivitelezés során a tereprendezéssel érintett terület nagysága 23.025 m2.', 'Építendő külső szilárd burkolatok mérete: 4.590 m2', 'Amennyiben a felhívás, illetve a közbeszerzési dokumentum bármelyik része valamilyen gyártmányú, eredetű, típusú dologra, eljárásra, tevékenységre, személyre, illetőleg szabadalomra vagy védjegyre való hivatkozást tartalmaz, illetve amennyiben szabványt, műszaki engedélyt, műszaki előírásokat, vagy műszaki ajánlást határoz meg úgy Ajánlatkérő az azzal egyenértékű teljesítést is elfogadja. ']</text:p>
          </table:table-cell>
          <table:table-cell office:value-type="string">
            <text:p>[' nem ']</text:p>
          </table:table-cell>
          <table:table-cell office:value-type="string">
            <text:p>[' 979880475 ', ' HUF ']</text:p>
          </table:table-cell>
          <table:table-cell office:value-type="string">
            <text:p>[]</text:p>
          </table:table-cell>
          <table:table-cell office:value-type="string">
            <text:p>[' HU232 ', ' Kaposvár a Bajcsy-Zs. utca - Kaposi Mór utca - Fő utca és Tallián Gy. utca ']</text:p>
          </table:table-cell>
          <table:table-cell/>
          <table:table-cell office:value-type="string">
            <text:p>[' 1\xa0Jelentős munkanélküliséggel sújtott településeken élő munkavállalók alkalmazása ajánlattevő részéről (fő) \xa010', '2\xa0Az eljárást megindító felhívás műszaki, illetve szakmai alkalmasság minimumkövetelményeinek M.2.1. pontban meghatározott szakember alkalmassági követelmények körében meghatározottakon felüli szakmai\xa020', '3\xa0Az eljárást megindító felhívás műszaki, illetve szakmai alkalmasság minimumkövetelményeinek M.2.2. pontban meghatározott szakember alkalmassági követelmények körében meghatározottakon felüli szakmai\xa020 ', ' 50 ']</text:p>
          </table:table-cell>
          <table:table-cell table:number-columns-repeated="3"/>
          <table:table-cell office:value-type="string">
            <text:p>[' igen ', ' 2017 ', ' 116 ', ' 233009 ', ' 1 ', ' Vállalkozási szerződés ', ' igen ', ' 2018/01/09 ', ' 3 ', ' 3 ', ' 0 ', ' 0 ', ' 0 ', ' igen ', ' SZEMECO SZAKIPARI Kft. ', ' Baross Gábor u. 18. ', ' Kaposvár ', ' HU232 ', ' 7400 ', ' HU ', ' szemeco@szemeco.hu ', ' +36 82510036 ', ' http://ceginformacio.creditreform.hu/cr9310121278 ', ' +36 82419442 ', ' igen ', ' Horváth Építőmester Zrt. ', ' Csongrádi i. 6. ', ' Kecskemét ', ' HU331 ', ' 7400 ', ' HU ', ' info@hepzrt.hu ', ' +36 306493733 ', ' www.hepzrt.hu ', ' +36 76324598 ', ' igen ', ' 976762420 ', ' 979880475 ', ' HUF ', ' Ajánlattevők:', '1. FEHÉRÉP Kft. (8000 Székesfehérvár, Sziget u. 13.) adószám: 11800756-2-07', '2. Tömb Konzorcium; SZEMECO SZAKIPARI Kft. (7400 Kaposvár, Baross Gábor u. 18.), adószám: 11227405-2-14; Horváth Építőmester Zrt.(6000 Kecskemét, Csongrádi utca 6.) adószám: 23037108-2-03', '3. KAPOSVÁR DÉLI TÖMB 2017 Konzorcium: LATEREX Építő Zrt. (1095 Budapest, Hídépítő u. 1-12.) adószám: 25098367-2-43; ', '„FÖLD-TRANS 2001” Kft. 2045 Törökbálint Mechanikai Művek, Ipartelep 0152/12 hrsz. adószám: 12728923-2-13', 'Nyertes ajánlattevő: Tömb Konzorcium, a közbeszerzés tárgyának az alábbiakban meghatározott részének teljesítéséhez kíván alvállalkozót igénybe venni:', 'tervezési és engedélyezési munkák részfeladatai, bontási munkák részfeladatai elvégzése, építészi munkák részfeladatainak elvégzése, statikai részfeladatainak elvégzés, tűzvédelmi részfeladatainak elvégzése,épület gépészeti részfeladatainak elvégzése, épületvillamosság erős és gyengeárammal kapcsolatos munkák részfeladatainak elvégzés, akadálymentesítési munkák részfeladatainak elvégzése,pavilon építési munkák részfeladatainak elvégzése,sétány munkák részfeladatainak elvégzése,park-játszótér építési munkák részfeladatainak elvégzése.', 'Az igénybe venni kívánt alvállalkozó megnevezése:', '- Geohidroterv kft. 1089 Budapest, Bíró L. u. 51.: Ajánlati felhívás M.1.2, M.1.3, M.1.4 pontja bontási munkák részfeladatai elvégzése, építészi munkák részfeladatainak elvégzése, statikai részfeladatainak elvégzés, tűzvédelmi részfeladatainak elvégzése,épület gépészeti részfeladatainak elvégzése, épületvillamosság erős és gyengeárammal kapcsolatos munkák részfeladatainak elvégzés, akadálymentesítési munkák részfeladatainak elvégzése,pavilon építési munkák részfeladatainak elvégzése,sétány munkák részfeladatainak elvégzése,park-játszótér építési munkák részfeladatainak elvégzése.', '- Lépték-Terv Kft. 1136 Budapest,Raoul Wallenberg u. 2.4./3.: M.2.1. pont szerinti szakember biztosítása, É jogosultság birtokában végezhető tervezési feladatok ellátása, tervezési és engedélyezési munkák részfeladatai', '- Megaron33 Kft. 7400 Kaposvár, Rómahegyi u. 22.: Ajánlati felhívás M.1.1 pontja és M.2.2 pont szerinti szakember biztosítása, K jogosultság birtokában végezhető tervezési feladatok ellátása tervezési és engedélyezési munkák részfeladatai ', ' Közbeszerzési Hatóság Közbeszerzési Döntőbizottság ', ' Riadó u. 5. ', ' Budapest ', ' 1026 ', ' HU ', ' +36 18828594 ', ' dontobizottsag@kt.hu ', ' +36 18828593 ', ' www.kozbeszerzes.hu ', ' HU ', ' A jogorvoslati kérelmek benyújtásának határidejére vonatkozó pontos információ: A Kbt. 148. §-ának előírásai szerint. ', ' Közbeszerzési Hatóság Közbeszerzési Döntőbizottság ', ' Riadó u. 5. ', ' Budapest ', ' 1026 ', ' HU ', ' +36 18828594 ', ' dontobizottsag@kt.hu ', ' +36 18828593 ', ' www.kozbeszerzes.hu ', ' 2018/01/29 ']</text:p>
          </table:table-cell>
          <table:table-cell office:value-type="string">
            <text:p><text:s/>2018/01/09 </text:p>
          </table:table-cell>
          <table:table-cell office:value-type="string">
            <text:p>Volt</text:p>
          </table:table-cell>
          <table:table-cell office:value-type="string">
            <text:p><text:s/>SZEMECO SZAKIPARI Kft. </text:p>
          </table:table-cell>
          <table:table-cell/>
          <table:table-cell office:value-type="string">
            <text:p><text:s/>Baross Gábor u. 18. </text:p>
          </table:table-cell>
          <table:table-cell office:value-type="string">
            <text:p><text:s/>Kaposvár </text:p>
          </table:table-cell>
          <table:table-cell office:value-type="string">
            <text:p><text:s/>HU232 </text:p>
          </table:table-cell>
          <table:table-cell office:value-type="string">
            <text:p><text:s/>7400 </text:p>
          </table:table-cell>
          <table:table-cell office:value-type="string">
            <text:p><text:s/>HU </text:p>
          </table:table-cell>
          <table:table-cell office:value-type="string">
            <text:p><text:s/>szemeco@szemeco.hu </text:p>
          </table:table-cell>
          <table:table-cell office:value-type="string">
            <text:p><text:s/>+36 82510036 </text:p>
          </table:table-cell>
          <table:table-cell office:value-type="string">
            <text:p><text:s/>http://ceginformacio.creditreform.hu/cr9310121278 </text:p>
          </table:table-cell>
          <table:table-cell office:value-type="string">
            <text:p><text:s/>+36 82419442 </text:p>
          </table:table-cell>
          <table:table-cell table:number-columns-repeated="2"/>
          <table:table-cell office:value-type="float" office:value="979880475">
            <text:p>979880475</text:p>
          </table:table-cell>
          <table:table-cell office:value-type="string">
            <text:p><text:s/>HUF </text:p>
          </table:table-cell>
          <table:table-cell table:number-columns-repeated="5"/>
          <table:table-cell office:value-type="string">
            <text:p>[' igen ', ' TOP-6.3.2-15-KA1-2016-0001 ']</text:p>
          </table:table-cell>
          <table:table-cell office:value-type="string">
            <text:p><text:s/>igen </text:p>
          </table:table-cell>
          <table:table-cell table:number-columns-repeated="958"/>
        </table:table-row>
        <table:table-row table:style-name="ro1">
          <table:table-cell office:value-type="string">
            <text:p>1114/2018</text:p>
          </table:table-cell>
          <table:table-cell office:value-type="string">
            <text:p>2018/18</text:p>
          </table:table-cell>
          <table:table-cell office:value-type="string">
            <text:p>Eljárást megindító felhívás Közbeszerzési Értesítőben történt közzététele nélkül odaítélt szerződés az alább felsorolt esetekben A Kbt. 115. § szerinti nyílt eljárás</text:p>
          </table:table-cell>
          <table:table-cell office:value-type="string">
            <text:p>Tájékoztató az eljárás eredményéről/2015 KÉ</text:p>
          </table:table-cell>
          <table:table-cell office:value-type="string">
            <text:p>Eljárást megindító felhívás Közbeszerzési Értesítőben történt közzététele nélkül odaítélt szerződés az alább felsorolt esetekben A Kbt. 115. § szerinti nyílt eljárás</text:p>
          </table:table-cell>
          <table:table-cell office:value-type="string">
            <text:p>2018.01.25.</text:p>
          </table:table-cell>
          <table:table-cell office:value-type="string">
            <text:p>1114/2018</text:p>
          </table:table-cell>
          <table:table-cell office:value-type="string">
            <text:p>45000000-7</text:p>
          </table:table-cell>
          <table:table-cell office:value-type="string">
            <text:p>Zsáka Nagyközségi Önkormányzat</text:p>
          </table:table-cell>
          <table:table-cell office:value-type="string">
            <text:p>Építési beruházás</text:p>
          </table:table-cell>
          <table:table-cell table:number-columns-repeated="2"/>
          <table:table-cell office:value-type="string">
            <text:p>Regionális/helyi szintű</text:p>
          </table:table-cell>
          <table:table-cell office:value-type="string">
            <text:p>Általános közszolgáltatások</text:p>
          </table:table-cell>
          <table:table-cell office:value-type="string">
            <text:p>http://www.kozbeszerzes.hu/ertesito/pdf/portal_1114_2018/</text:p>
          </table:table-cell>
          <table:table-cell office:value-type="string">
            <text:p>http://kba.kozbeszerzes.hu/apex/f?p=103:52:::::P52_KE_SZAM:1114/2018</text:p>
          </table:table-cell>
          <table:table-cell office:value-type="string">
            <text:p>Zsáka Nagyközségi Önkormányzat </text:p>
          </table:table-cell>
          <table:table-cell office:value-type="string">
            <text:p>AK21164 </text:p>
          </table:table-cell>
          <table:table-cell office:value-type="string">
            <text:p>Szabadság tér 1 </text:p>
          </table:table-cell>
          <table:table-cell office:value-type="string">
            <text:p>Zsáka </text:p>
          </table:table-cell>
          <table:table-cell office:value-type="string">
            <text:p>HU321 </text:p>
          </table:table-cell>
          <table:table-cell office:value-type="string">
            <text:p>4142 </text:p>
          </table:table-cell>
          <table:table-cell office:value-type="string">
            <text:p>Magyarország </text:p>
          </table:table-cell>
          <table:table-cell office:value-type="string">
            <text:p>Kovács Kálmán polgármester </text:p>
          </table:table-cell>
          <table:table-cell office:value-type="string">
            <text:p>0654442024 </text:p>
          </table:table-cell>
          <table:table-cell office:value-type="string">
            <text:p>phzsaka@gmail.com </text:p>
          </table:table-cell>
          <table:table-cell office:value-type="string">
            <text:p>0654442024 </text:p>
          </table:table-cell>
          <table:table-cell office:value-type="string">
            <text:p>www.zsaka.hu </text:p>
          </table:table-cell>
          <table:table-cell office:value-type="string">
            <text:p>www.zsaka.hu </text:p>
          </table:table-cell>
          <table:table-cell office:value-type="string">
            <text:p>zsaka.hu </text:p>
          </table:table-cell>
          <table:table-cell office:value-type="string">
            <text:p>[' Energetikai fejlesztés Zsáka településen ']</text:p>
          </table:table-cell>
          <table:table-cell office:value-type="string">
            <text:p>[' Energetikai fejlesztés Zsáka településen ']</text:p>
          </table:table-cell>
          <table:table-cell office:value-type="string">
            <text:p>[' nem ']</text:p>
          </table:table-cell>
          <table:table-cell table:number-columns-repeated="2" office:value-type="string">
            <text:p>[]</text:p>
          </table:table-cell>
          <table:table-cell office:value-type="string">
            <text:p>[' HU321 ', ' 4142 Zsáka Szabadság tér 2. ']</text:p>
          </table:table-cell>
          <table:table-cell office:value-type="string">
            <text:p>[' Energetikai fejlesztés Zsáka településen:', 'Közösségi ház felújítás', 'Sík terepen épült hagyományos szerkezetű földszint+emelet beépítésű, a lapostetős épület, szabadonállóan építve a település főterén a településképet meghatározó helyszínen. ', 'Az épület földszintjén közösségi rendezvények tartására alkalmas terem, vizesblokkok, valamint a kazán helyiség helyezkednek el. Az emeleti szintre lépcsőn juthatunk fel, ahol irodák, szociális blokk üzemel.', 'Az épület nyílászárói fa szerkezetű szerkezetűek, a nyílászárók kifejezetten rossz hőtechnikai jellemzőkkel rendelkeznek.', 'Az épületet földgázüzemű kazán fűti, a fűtőtestek hatékonysága alulmarad a kor elvárásainak.', 'A tervezett fejlesztés során az épület energetikai korszerűsítése valósul meg homlokzati hőszigetelő rendszer elhelyezésével, a födém hő- és vízszigetelésével, a korszerűtlen nyílászárók cseréivel, a tetőfelületen napelemes rendszer elhelyezésével, valamint kazán cserével.', 'Az épület földszintjének akadálymentes megközelítésére előlépcső átalakítás és rámpa tervezett.', '1.) Födém hőszigetelés', '• Fallefedések bontása', '• Tetőösszefolyók, páraszellőzők, lefolyócső bontása', '• Födém hőszigetelő anyag elhelyezése, vízszintes felületen, nem járható födémre, 250 mm vastagságban expandált polisztirolhab hőszigetelő lemezzel', '• Hőszigetelő táblák pontszerű mechanikai rögzítése', '• Csapadékvíz elleni szigetelés vízszintes és függőleges felületen, egy rétegben, 4,0 mm vastag poliészterfátyol hordozójú, egyrétegű alkalmazásra minősített, plasztomerbitumenes (APP modifikált) lemezzel,', '• Járólapok elhelyezése', '• tetőösszefolyók, páraszellőzők beépítése', '• Kétvízorros fallefedés készítése', '• Lefolyócső szerelése vízgyűjtő üst beépítésével', '2.) Homlokzat felújítás, nyílászáró cserével', '• Homlokzati csőállvány állítása állványcsőből mint munkaállvány, szintenkénti pallóterítéssel, korláttal, lábdeszkával', '• Korlátok bontása és visszaépítése', '• Párkányok bontása', '• Homlokzati hőszigetelés, üvegszövetháló- erősítéssel, , egyenes él-képzésű, normál homlokzati EPS hőszigetelő lapokkal, polisztirol hőszigetelő lemez 15 cm,', '• Hőszigetelések épületlábazaton, foltonként ragasztva extrudált polisztirolhab lemezzel ', '• Vékonyvakolatok, színvakolatok felhordása alapozott, előkészített felületre, vödrös kiszerelésű anyagból, szilikon vékonyvakolat omlokzaton és lábazaton', '• Műanyag kültéri nyílászárók, hőszigetelt, fokozott légzárású nyílászárók elhelyezése ', '3.) Rámpa, előlépcső készítése', '• Rámpa és előlépcső szerkezetépítési munkái', '• Rámpába térkőburkolat elhelyezése, előlépcső burkolása', '• Akadálymentes rámpakorlát elhelyezése', '4.) Fűtés felújítás, napelemes rendszer telepítése ', '• Gázüzemű lakásfűtő készülék elhelyezése, víz- és gázoldali bekötése, kondenzációs falikazán 28 kW névleges teljesítményben, nemesacél fűtőfelülettel, gázégővel, égésszabályozással, helyiség levegőjétől független üzemhez. ', '• Füstgázkészletek (csövek, idomok) #80/125-ös méretben, elhelyezése zárt égésterű, fűtési kazánok részére,', '• Napelemes rendszer (8 kW teljesítményben) kialakítása', 'Ajánlatkérő felhívja a T. Ajánlattevők figyelmét, hogy ha a felhívás, vagy a rendelkezésre bocsátott dokumentáció meghatározott gyártmányú, eredetű, típusú dologra, eljárásra, tevékenységre, szabadalomra vagy védjegyre való hivatkozást tartalmaznak, a megnevezés csak a tárgy jellegének egyértelmű meghatározása érdekében történt, és akár szerepel a megnevezés mellett, akár nem, azokkal Ajánlatkérő - a Kbt. 58. § (4) bekezdésében hivatkozott 321/2015. (X.30.) Kormányrendelet 46. § (3) bekezdése alapján - egyenértékű megajánlásokat elfogad. Az eredményhirdetés után az egyenértékűség igazolása tekintetében a 321/2015. (X.30.) Kormányrendelet 46. § (4)-(6) bekezdései az irányadóak.', 'A további információkat, a részletes feladatleírást, az Ajánlatkérő elvárásait, egyéb információkat a további közbeszerzési dokumentumok részletezik. ']</text:p>
          </table:table-cell>
          <table:table-cell office:value-type="string">
            <text:p>[' 1\xa0A teljesítésbe bevonásra kerül 1 fő olyan szakember, aki energetikai felújításban szerzett gyakorlattal rendelkezik (igen/nem)\xa020', '2\xa0Késedelmi kötbér (százalék, min. 0,5%, maximum 1%/nap)\xa05', '3\xa0Hátrányos helyzetű munkavállalók alkalmazása (fő) (maximum 5 fő)\xa05 ', ' Ajánlati ár (nettó Ft) ', ' 70 ']</text:p>
          </table:table-cell>
          <table:table-cell office:value-type="string">
            <text:p>[' nem ']</text:p>
          </table:table-cell>
          <table:table-cell office:value-type="string">
            <text:p>[]</text:p>
          </table:table-cell>
          <table:table-cell office:value-type="string">
            <text:p>[' igen ', ' Projekt azonosító száma: 1777612580; Projekt címe: Energetikai fejlesztés Zsáka településen ']</text:p>
          </table:table-cell>
          <table:table-cell office:value-type="string">
            <text:p>[' 0 ', ' Energetikai fejlesztés Zsáka településen ', ' nem ', ' Az eljárás a Kbt. 75.§ (2) bekezdés b) pontja alapján eredménytelen, mivel a rendelkezésére álló anyagi fedezet összege nem elegendő a szerződés megkötéséhez az értékelés alapján legkedvezőbb ajánlatot tett ajánlattevővel. ', ' 5 ', ' 5 ', ' 0 ', ' 0 ', ' 0 ', ' 33436880 ', ' HUF ', ' nem ', ' Paint-Bau Építőipari és Szolgáltató Kft. ', ' József A. u. 6. ', ' Nyíradony ', ' HU321 ', ' 4254 ', ' HU ', ' 12431632-2-09 ', ' Vámos Épker Építőipari, Kereskedelmi és Szolgáltató Kft. ', ' Puskin u. 32-34. ', ' Berettyóújfalu ', ' HU321 ', ' 4100 ', ' HU ', ' 13267366-2-09 ', ' LABERT HUNGARY Kft. ', ' Dózsa Gy. u. 68/2. ', ' Berettyóújfalu ', ' HU321 ', ' 4100 ', ' HU ', ' 11734736-2-09 ', ' Generál- Építő 98 Építőipari Kft. ', ' Kossuth u. 41. ', ' Berettyóújfalu ', ' HU321 ', ' 4100 ', ' HU ', ' 11794280-2-09 ', ' Berettyó-Útép Kft. ', ' Széchenyi utca 59. ', ' Berettyóújfalu ', ' HU321 ', ' 4100 ', ' HU ', ' 14298903-2-09 ', ' 2017/11/16 ', ' 2018/01/24 ']</text:p>
          </table:table-cell>
          <table:table-cell/>
          <table:table-cell office:value-type="string">
            <text:p>Volt</text:p>
          </table:table-cell>
          <table:table-cell table:number-columns-repeated="980"/>
        </table:table-row>
        <table:table-row table:style-name="ro1">
          <table:table-cell office:value-type="string">
            <text:p>1119/2018</text:p>
          </table:table-cell>
          <table:table-cell office:value-type="string">
            <text:p>2018/35</text:p>
          </table:table-cell>
          <table:table-cell/>
          <table:table-cell office:value-type="string">
            <text:p>Szociális és egyéb meghatározott szolgáltatások – Általános közbeszerzés/2015 EUHL</text:p>
          </table:table-cell>
          <table:table-cell office:value-type="string">
            <text:p>Tárgyalásokat is magában foglaló eljárás</text:p>
          </table:table-cell>
          <table:table-cell office:value-type="string">
            <text:p>2018.02.19.</text:p>
          </table:table-cell>
          <table:table-cell office:value-type="string">
            <text:p>1119/2018</text:p>
          </table:table-cell>
          <table:table-cell office:value-type="string">
            <text:p>92522200-8</text:p>
          </table:table-cell>
          <table:table-cell office:value-type="string">
            <text:p>Szombathelyi Egyházmegye</text:p>
          </table:table-cell>
          <table:table-cell office:value-type="string">
            <text:p>HU222;HU222;HU222</text:p>
          </table:table-cell>
          <table:table-cell/>
          <table:table-cell office:value-type="string">
            <text:p>;;</text:p>
          </table:table-cell>
          <table:table-cell office:value-type="string">
            <text:p>Támogatott szervezet (Kbt. 5. § (3) bekezdés)</text:p>
          </table:table-cell>
          <table:table-cell office:value-type="string">
            <text:p>Szabadidő, kultúra és vallás</text:p>
          </table:table-cell>
          <table:table-cell office:value-type="string">
            <text:p>http://www.kozbeszerzes.hu/ertesito/pdf/portal_1119_2018/</text:p>
          </table:table-cell>
          <table:table-cell office:value-type="string">
            <text:p>http://kba.kozbeszerzes.hu/apex/f?p=103:52:::::P52_KE_SZAM:1119/2018</text:p>
          </table:table-cell>
          <table:table-cell office:value-type="string">
            <text:p>Szombathelyi Egyházmegye </text:p>
          </table:table-cell>
          <table:table-cell office:value-type="string">
            <text:p>AK17378 </text:p>
          </table:table-cell>
          <table:table-cell office:value-type="string">
            <text:p>Berzsenyi tér 3. </text:p>
          </table:table-cell>
          <table:table-cell office:value-type="string">
            <text:p>Szombathely </text:p>
          </table:table-cell>
          <table:table-cell office:value-type="string">
            <text:p>HU222 </text:p>
          </table:table-cell>
          <table:table-cell office:value-type="string">
            <text:p>9700 </text:p>
          </table:table-cell>
          <table:table-cell office:value-type="string">
            <text:p>Magyarország </text:p>
          </table:table-cell>
          <table:table-cell office:value-type="string">
            <text:p>Császár István </text:p>
          </table:table-cell>
          <table:table-cell office:value-type="string">
            <text:p>+36 94312056 </text:p>
          </table:table-cell>
          <table:table-cell office:value-type="string">
            <text:p>csaszar.istvan@martinus.hu </text:p>
          </table:table-cell>
          <table:table-cell office:value-type="string">
            <text:p>+36 94312056 </text:p>
          </table:table-cell>
          <table:table-cell office:value-type="string">
            <text:p>www.szombathelyiegyhazmegye.hu </text:p>
          </table:table-cell>
          <table:table-cell office:value-type="string">
            <text:p>www.szombathelyiegyhazmegye.hu </text:p>
          </table:table-cell>
          <table:table-cell office:value-type="string">
            <text:p>www.szombathelyiegyhazmegye.hu </text:p>
          </table:table-cell>
          <table:table-cell office:value-type="string">
            <text:p>[' Szombathelyi Püspöki Palotában farestaurálási munkálatok elvégzése ']</text:p>
          </table:table-cell>
          <table:table-cell office:value-type="string">
            <text:p>[' A közbeszerzés tárgya: szolgáltatás megrendelés', 'Szerződés típusa: Vállalkozási szerződés „Szombathelyi Püspöki Palotában farestaurálási munkálatok elvégzése” tárgyban, az alábbi feladatok ellátásával:', 'I. rész: Bútorok restaurálása', '- Előtér 2 db ruhásszekrény (27,2692 m2)', '- Szent Pál terem 2 db konzolasztal: (4,3408 m2)', '- Mikes-könyvtár 1 db asztal (1,8499 m2), 4 db fotel (1,2412 m2), 4 db támlásszék (2,4824 m2), 1 db kanapé (2,2668 m2):', '- Kápolna püspöki 1 db trónszék (3,392 m2), 1 db vitrin (5,7816 m2) és 1 db házi oltár (8,6 m2):', 'Összes restaurálandó mennyiség: 17 db bútor (57,2239 négyzetméter)', 'Vállalkozó feladatát képezi az állványozás is, a restaurálás üteméhez igazodva, műemléki védett értékek teljeskörű megóvásának biztosításáva', 'Vállalkozó feladatát képezi továbbá a restaurálás folyamatáról szakszerű, írott és fényképes dokumentáció elkészítése és annak Megrendelő részére történő rendelkezésre bocsátása nyomtatott példányban, valamint elektronikus példányban CD-n/DVD-n/e-mail útján egyaránt.', 'Az eljárás tárgyát képező fabútorok a kulturális örökség védelméről szóló törvényben meghatározott műemlékeknek tekintendők.', 'A feladatok, pontos leírását és mennyiségét a Közbeszerzési Dokumentumok részét képező Műszaki leírás tartalmazta.', 'Az Ajánlatkérő szerződés teljesítése során történő közreműködésének terjedelmét, esetleges feladatait (pl. raktározási/elszállítási lehetőség biztosításával kapcsolatos feltételek) Ajánlatkérő a szerződéses tárgyalás(ok) során kívánja tisztázni és a szerződésben rögzíteni ']</text:p>
          </table:table-cell>
          <table:table-cell office:value-type="string">
            <text:p>[' igen ', ' \xa0 ', ' \xa0 ', ' \xa0 ']</text:p>
          </table:table-cell>
          <table:table-cell table:number-columns-repeated="2" office:value-type="string">
            <text:p>[]</text:p>
          </table:table-cell>
          <table:table-cell office:value-type="string">
            <text:p>[' HU222 ', ' 9700 Szombathely, Berzsenyi tér 3. hrsz.6005, Püspöki Palota ']</text:p>
          </table:table-cell>
          <table:table-cell table:number-columns-repeated="5"/>
          <table:table-cell office:value-type="string">
            <text:p>[]</text:p>
          </table:table-cell>
          <table:table-cell/>
          <table:table-cell office:value-type="string">
            <text:p>Volt</text:p>
          </table:table-cell>
          <table:table-cell table:number-columns-repeated="20"/>
          <table:table-cell office:value-type="string">
            <text:p>[' igen ', ' GINOP-7.1.4-16-2016-00015 ']</text:p>
          </table:table-cell>
          <table:table-cell/>
          <table:table-cell table:number-columns-repeated="2" office:value-type="string">
            <text:p>[]</text:p>
          </table:table-cell>
          <table:table-cell table:number-columns-repeated="9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hu" fo:country="HU"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1">2018.10.11</text:date>, <text:time>20:10:2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1T20:10:29.42</dc:date>
    <dc:creator>Gergely Iski</dc:creator>
    <meta:document-statistic meta:table-count="1" meta:cell-count="648" meta:object-count="0"/>
    <meta:generator>OpenOffice/4.1.5$Win32 OpenOffice.org_project/415m1$Build-9789</meta:generator>
  </office:meta>
</office:document-meta>
</file>